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fo:text-align="justify" style:justify-single-word="false"/>
    </style:style>
    <style:style style:name="P8" style:family="paragraph" style:parent-style-name="Heading_20_2">
      <style:paragraph-properties fo:line-height="150%" fo:text-align="start" style:justify-single-word="false"/>
    </style:style>
    <style:style style:name="P9" style:family="paragraph" style:parent-style-name="Heading_20_2">
      <style:paragraph-properties fo:line-height="150%"/>
      <style:text-properties style:font-name="Liberation Sans" fo:font-size="12pt"/>
    </style:style>
    <style:style style:name="P10"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0" text:outline-level="2"><text:bookmark-start text:name="__RefHeading___Toc925_1052241590"/><text:span text:style-name="T1">#749</text:span><text:bookmark-end text:name="__RefHeading___Toc925_1052241590"/></text:h>
        <text:p text:style-name="P1"/>
        <text:p text:style-name="P1"><text:span text:style-name="T1">Por natureza, nós todos nos apegamos ao que temos. Filipenses </text:span><text:a xlink:type="simple" xlink:href="http://bibliaonline.com.br/acf/fp/3/8" text:style-name="Internet_20_link" text:visited-style-name="Visited_20_Internet_20_Link"><text:span text:style-name="T1">3:8</text:span></text:a><text:span text:style-name="T1">.</text:span></text:p>
        <text:p text:style-name="P1"/>
        <text:h text:style-name="P6" text:outline-level="2"><text:bookmark-start text:name="__RefHeading___Toc927_1052241590"/><text:a xlink:type="simple" xlink:href="http://bibliaonline.com.br/acf/2cr/1" text:style-name="Internet_20_link" text:visited-style-name="Visited_20_Internet_20_Link"><text:span text:style-name="T1">2 CRÔNICAS 1</text:span></text:a><text:bookmark-end text:name="__RefHeading___Toc927_1052241590"/></text:h>
        <text:p text:style-name="P1"/>
        <text:p text:style-name="P1"><text:a xlink:type="simple" xlink:href="http://bibliaonline.com.br/acf/2cr/1/1-6" text:style-name="Internet_20_link" text:visited-style-name="Visited_20_Internet_20_Link"><text:span text:style-name="T1">2 Cr 1:1-6</text:span></text:a><text:span text:style-name="T1"> Davi, como você recorda, trouxe a arca a Jerusalém e a colocou em uma tenda ali (</text:span><text:a xlink:type="simple" xlink:href="http://bibliaonline.com.br/acf/2cr/1/4" text:style-name="Internet_20_link" text:visited-style-name="Visited_20_Internet_20_Link"><text:span text:style-name="T1">vers. 4</text:span></text:a><text:span text:style-name="T1">). Mas Salomão volta ao lugar onde o tabernáculo foi levantado em Gibeom. O altar é uma figura da cruz de Cristo.</text:span></text:p>
        <text:p text:style-name="P1"/>
        <text:p text:style-name="P1"><text:a xlink:type="simple" xlink:href="http://bibliaonline.com.br/acf/2cr/1/7-12" text:style-name="Internet_20_link" text:visited-style-name="Visited_20_Internet_20_Link"><text:span text:style-name="T1">2 Cr 1:7-12</text:span></text:a><text:span text:style-name="T1"> Além de receber tudo o que pediu, Salomão recebe também bens, riquezas e honra acima de todos os outros reis.</text:span></text:p>
        <text:p text:style-name="P1"/>
        <text:p text:style-name="P1"><text:a xlink:type="simple" xlink:href="http://bibliaonline.com.br/acf/2cr/1/13-17" text:style-name="Internet_20_link" text:visited-style-name="Visited_20_Internet_20_Link"><text:span text:style-name="T1">2 Cr 1:13-17</text:span></text:a><text:span text:style-name="T1"> Prata e ouro se tornam tão comuns quanto pedras!</text:span></text:p>
        <text:p text:style-name="P1"/>
        <text:h text:style-name="P9" text:outline-level="2"><text:bookmark-start text:name="__RefHeading___Toc929_1052241590"/>#750<text:bookmark-end text:name="__RefHeading___Toc929_1052241590"/></text:h>
        <text:p text:style-name="P1"/>
        <text:p text:style-name="P2">Não há nada que mostre com tanta clareza o verdadeiro material de que somos feitos, do que a prosperidade.</text:p>
        <text:p text:style-name="P1"/>
        <text:h text:style-name="P7" text:outline-level="2"><text:bookmark-start text:name="__RefHeading___Toc931_1052241590"/><text:a xlink:type="simple" xlink:href="http://bibliaonline.com.br/acf/2cr/2" text:style-name="Internet_20_link" text:visited-style-name="Visited_20_Internet_20_Link"><text:span text:style-name="T1">2 CRÔNICAS 2</text:span></text:a><text:bookmark-end text:name="__RefHeading___Toc931_1052241590"/></text:h>
        <text:p text:style-name="P1"/>
        <text:p text:style-name="P1"><text:a xlink:type="simple" xlink:href="http://bibliaonline.com.br/acf/2cr/2/1-2" text:style-name="Internet_20_link" text:visited-style-name="Visited_20_Internet_20_Link"><text:span text:style-name="T1">2 Cr 2:1-2</text:span></text:a><text:span text:style-name="T1"> Salomão contratou 153.600 homens para o trabalho de construção do templo!</text:span></text:p>
        <text:p text:style-name="P1"/>
        <text:p text:style-name="P1"><text:a xlink:type="simple" xlink:href="http://bibliaonline.com.br/acf/2cr/2/3-18" text:style-name="Internet_20_link" text:visited-style-name="Visited_20_Internet_20_Link"><text:span text:style-name="T1">2 Cr 2:3-18</text:span></text:a><text:span text:style-name="T1"> O rei gentio Hirão tem sua parte na preparação da madeira para o Templo. (Durante o milênio, muitos Gentios serão abençoados no reino do Senhor - Apocalipse </text:span><text:a xlink:type="simple" xlink:href="http://bibliaonline.com.br/acf/ap/21/24" text:style-name="Internet_20_link" text:visited-style-name="Visited_20_Internet_20_Link"><text:span text:style-name="T1">21:24</text:span></text:a><text:span text:style-name="T1">).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text:span><text:a xlink:type="simple" xlink:href="http://bibliaonline.com.br/acf/hb/2/5" text:style-name="Internet_20_link" text:visited-style-name="Visited_20_Internet_20_Link"><text:span text:style-name="T1">Hb 2:5</text:span></text:a><text:span text:style-name="T1">). Nossas recompensas pela fidelidade serão nos 1.000 anos (o milênio), não na eternidade... nesta todos seremos iguais.</text:span></text:p>
        <text:p text:style-name="P1"/>
        <text:p text:style-name="P1"><text:soft-page-break/><text:a xlink:type="simple" xlink:href="http://bibliaonline.com.br/acf/2cr/2/6-9" text:style-name="Internet_20_link" text:visited-style-name="Visited_20_Internet_20_Link"><text:span text:style-name="T1">2 Cr 2:6-9</text:span></text:a><text:span text:style-name="T1"> Embora o edifício fosse maravilhosamente grande (</text:span><text:a xlink:type="simple" xlink:href="http://bibliaonline.com.br/acf/2cr/9" text:style-name="Internet_20_link" text:visited-style-name="Visited_20_Internet_20_Link"><text:span text:style-name="T1">vers. 9</text:span></text:a><text:span text:style-name="T1">) Salomão sentiu-se muito pequeno - "Quem sou eu?" (vers. 6). Seu pai havia falado a mesma coisa. </text:span><text:a xlink:type="simple" xlink:href="http://bibliaonline.com.br/acf/1cr/29/14" text:style-name="Internet_20_link" text:visited-style-name="Visited_20_Internet_20_Link"><text:span text:style-name="T1">1 Cr 29:14</text:span></text:a><text:span text:style-name="T1">.</text:span></text:p>
        <text:p text:style-name="P1"/>
        <text:p text:style-name="P1"><text:a xlink:type="simple" xlink:href="http://bibliaonline.com.br/acf/2cr/3/10-18" text:style-name="Internet_20_link" text:visited-style-name="Visited_20_Internet_20_Link"><text:span text:style-name="T1">2 Cr 3:10-18</text:span></text:a><text:span text:style-name="T1"> Havia uma real harmonia entre as duas nações, assim como haverá no Milênio (não existe qualquer paz real hoje, em lugar algum).</text:span></text:p>
        <text:p text:style-name="P1"/>
        <text:h text:style-name="P9" text:outline-level="2"><text:bookmark-start text:name="__RefHeading___Toc933_1052241590"/>#751<text:bookmark-end text:name="__RefHeading___Toc933_1052241590"/></text:h>
        <text:p text:style-name="P1"/>
        <text:p text:style-name="P2">A associação do crente com o mundo pode resultar em prosperidade material, mas jamais poderá compensar a perda de comunhão com o Senhor. </text:p>
        <text:p text:style-name="P1"/>
        <text:h text:style-name="P6" text:outline-level="2"><text:bookmark-start text:name="__RefHeading___Toc935_1052241590"/><text:a xlink:type="simple" xlink:href="http://bibliaonline.com.br/acf/2cr/3" text:style-name="Internet_20_link" text:visited-style-name="Visited_20_Internet_20_Link"><text:span text:style-name="T1">2 CRÔNICAS 3</text:span></text:a><text:bookmark-end text:name="__RefHeading___Toc935_1052241590"/></text:h>
        <text:p text:style-name="P1"/>
        <text:p text:style-name="P1"><text:a xlink:type="simple" xlink:href="http://bibliaonline.com.br/acf/2cr/3/1-2" text:style-name="Internet_20_link" text:visited-style-name="Visited_20_Internet_20_Link"><text:span text:style-name="T1">2 Cr 3:1-2</text:span></text:a><text:span text:style-name="T1"> Bem no local onde Davi havia construído seu altar, Salomão constrói agora o templo. E repare o nome do monte (veja Gênesis </text:span><text:a xlink:type="simple" xlink:href="http://bibliaonline.com.br/acf/gn/22/2" text:style-name="Internet_20_link" text:visited-style-name="Visited_20_Internet_20_Link"><text:span text:style-name="T1">22:2</text:span></text:a><text:span text:style-name="T1"> onde Abraão foi oferecer seu filho Isaque!).</text:span></text:p>
        <text:p text:style-name="P1"/>
        <text:p text:style-name="P1"><text:a xlink:type="simple" xlink:href="http://bibliaonline.com.br/acf/2cr/3/3" text:style-name="Internet_20_link" text:visited-style-name="Visited_20_Internet_20_Link"><text:span text:style-name="T1">2 Cr 3:3</text:span></text:a><text:span text:style-name="T1"> A largura e comprimento eram o dobro das dimensões do tabernáculo.</text:span></text:p>
        <text:p text:style-name="P1"/>
        <text:p text:style-name="P1"><text:a xlink:type="simple" xlink:href="http://bibliaonline.com.br/acf/2cr/3/3-17" text:style-name="Internet_20_link" text:visited-style-name="Visited_20_Internet_20_Link"><text:span text:style-name="T1">2 Cr 3:3-17</text:span></text:a><text:span text:style-name="T1"> Detalhes daquilo que provavelmente foi o mais maravilhoso, bem feito e caro edifício jamais construído.</text:span></text:p>
        <text:p text:style-name="P1"/>
        <text:p text:style-name="P1"><text:a xlink:type="simple" xlink:href="http://bibliaonline.com.br/acf/2cr/3/8" text:style-name="Internet_20_link" text:visited-style-name="Visited_20_Internet_20_Link"><text:span text:style-name="T1">2 Cr 3:8</text:span></text:a><text:span text:style-name="T1"> Isto refere-se ao santo dos santos... onde Deus habitava. Era um cubo no seu formato - 20 côvados x 20 x 20, revestido de puro ouro.</text:span></text:p>
        <text:p text:style-name="P1"/>
        <text:p text:style-name="P1"><text:a xlink:type="simple" xlink:href="http://bibliaonline.com.br/acf/2cr/3/11-13" text:style-name="Internet_20_link" text:visited-style-name="Visited_20_Internet_20_Link"><text:span text:style-name="T1">2 Cr 3:11-13</text:span></text:a><text:span text:style-name="T1">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text:span><text:a xlink:type="simple" xlink:href="http://bibliaonline.com.br/acf/jo/14/16,17,26" text:style-name="Internet_20_link" text:visited-style-name="Visited_20_Internet_20_Link"><text:span text:style-name="T1">14:16, 17, 26</text:span></text:a><text:span text:style-name="T1">.</text:span></text:p>
        <text:p text:style-name="P1"/>
        <text:p text:style-name="P1"><text:a xlink:type="simple" xlink:href="http://bibliaonline.com.br/acf/2cr/3/14" text:style-name="Internet_20_link" text:visited-style-name="Visited_20_Internet_20_Link"><text:span text:style-name="T1">2 Cr 3:14</text:span></text:a><text:span text:style-name="T1"> O templo, assim como o tabernáculo, tinha um véu (ou cortina) que dividia o </text:span><text:soft-page-break/><text:span text:style-name="T1">santo lugar do santo dos santos (ou "santíssimo").</text:span></text:p>
        <text:p text:style-name="P1"/>
        <text:p text:style-name="P1"><text:a xlink:type="simple" xlink:href="http://bibliaonline.com.br/acf/2cr/3/15-17" text:style-name="Internet_20_link" text:visited-style-name="Visited_20_Internet_20_Link"><text:span text:style-name="T1">2 Cr 3:15-17</text:span></text:a><text:span text:style-name="T1">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span></text:p>
        <text:p text:style-name="P1"/>
        <text:h text:style-name="P9" text:outline-level="2"><text:bookmark-start text:name="__RefHeading___Toc937_1052241590"/>#752<text:bookmark-end text:name="__RefHeading___Toc937_1052241590"/></text:h>
        <text:p text:style-name="P1"/>
        <text:p text:style-name="P2">Teremos toda a eternidade para celebrar as vitórias, mas temos apenas algumas horas antes do pôr do sol para conquistá-las.</text:p>
        <text:p text:style-name="P1"/>
        <text:h text:style-name="P6" text:outline-level="2"><text:bookmark-start text:name="__RefHeading___Toc939_1052241590"/><text:a xlink:type="simple" xlink:href="http://bibliaonline.com.br/acf/2cr/4" text:style-name="Internet_20_link" text:visited-style-name="Visited_20_Internet_20_Link"><text:span text:style-name="T1">2 CRÔNICAS 4</text:span></text:a><text:bookmark-end text:name="__RefHeading___Toc939_1052241590"/></text:h>
        <text:p text:style-name="P1"/>
        <text:p text:style-name="P1"><text:a xlink:type="simple" xlink:href="http://bibliaonline.com.br/acf/2cr/4/1-8" text:style-name="Internet_20_link" text:visited-style-name="Visited_20_Internet_20_Link"><text:span text:style-name="T1">2 Cr 4:1-8</text:span></text:a><text:span text:style-name="T1"> A pia era para os sacerdotes lavarem suas mãos e pés. (Todo crente é um sacerdote - 1 Pedro </text:span><text:a xlink:type="simple" xlink:href="http://bibliaonline.com.br/acf/1pe/2/5" text:style-name="Internet_20_link" text:visited-style-name="Visited_20_Internet_20_Link"><text:span text:style-name="T1">2:5</text:span></text:a><text:span text:style-name="T1">. Como sacerdotes precisamos de um lavar constante para nos mantermos limpos pela Palavra de Deus - </text:span><text:a xlink:type="simple" xlink:href="http://bibliaonline.com.br/acf/ef/5/26" text:style-name="Internet_20_link" text:visited-style-name="Visited_20_Internet_20_Link"><text:span text:style-name="T1">Ef 5:26</text:span></text:a><text:span text:style-name="T1">). Durante o milênio, isto será uma parte muito importante da operação do glorioso reino de Cristo. O castigo contra qualquer um que pecar será aplicado diariamente - Sofonias </text:span><text:a xlink:type="simple" xlink:href="http://bibliaonline.com.br/acf/sf/3/5" text:style-name="Internet_20_link" text:visited-style-name="Visited_20_Internet_20_Link"><text:span text:style-name="T1">3:5</text:span></text:a><text:span text:style-name="T1">. Por isso vemos que a pia era bem grande no templo.</text:span></text:p>
        <text:p text:style-name="P1"/>
        <text:p text:style-name="P1"><text:a xlink:type="simple" xlink:href="http://bibliaonline.com.br/acf/2cr/4/9-18" text:style-name="Internet_20_link" text:visited-style-name="Visited_20_Internet_20_Link"><text:span text:style-name="T1">2 Cr 4:9-18</text:span></text:a><text:span text:style-name="T1"> Estes parecem ser artefatos feitos de bronze. Este metal é uma figura de "prova" e "paciência". O Senhor Jesus sofreu completamente o juízo na cruz. Quem jamais poderia medir o que Ele passou?</text:span></text:p>
        <text:p text:style-name="P1"/>
        <text:p text:style-name="P1"><text:a xlink:type="simple" xlink:href="http://bibliaonline.com.br/acf/2cr/4/19-22" text:style-name="Internet_20_link" text:visited-style-name="Visited_20_Internet_20_Link"><text:span text:style-name="T1">2 Cr 4:19-22</text:span></text:a><text:span text:style-name="T1"> O ouro é uma figura da justiça (perfeita bondade) de Cristo. Somente ouro era usado para fazer as peças para o santo dos santos e para o santo lugar. O bronze ficava do lado de fora.</text:span></text:p>
        <text:p text:style-name="P1"/>
        <text:h text:style-name="P9" text:outline-level="2"><text:bookmark-start text:name="__RefHeading___Toc941_1052241590"/><text:soft-page-break/>#753<text:bookmark-end text:name="__RefHeading___Toc941_1052241590"/></text:h>
        <text:p text:style-name="P1"/>
        <text:p text:style-name="P2">Estamos separados do mundo por afeição, não por medo.</text:p>
        <text:p text:style-name="P1"/>
        <text:h text:style-name="P6" text:outline-level="2"><text:bookmark-start text:name="__RefHeading___Toc943_1052241590"/><text:a xlink:type="simple" xlink:href="http://bibliaonline.com.br/acf/2cr/5" text:style-name="Internet_20_link" text:visited-style-name="Visited_20_Internet_20_Link"><text:span text:style-name="T1">2 CRÔNICAS 5</text:span></text:a><text:bookmark-end text:name="__RefHeading___Toc943_1052241590"/></text:h>
        <text:p text:style-name="P1"/>
        <text:p text:style-name="P1"><text:a xlink:type="simple" xlink:href="http://bibliaonline.com.br/acf/2cr/5/1-10" text:style-name="Internet_20_link" text:visited-style-name="Visited_20_Internet_20_Link"><text:span text:style-name="T1">2 Cr 5:1-10</text:span></text:a><text:span text:style-name="T1">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text:span><text:a xlink:type="simple" xlink:href="http://bibliaonline.com.br/acf/ex/19/16-19" text:style-name="Internet_20_link" text:visited-style-name="Visited_20_Internet_20_Link"><text:span text:style-name="T1">19:16 a 19</text:span></text:a><text:span text:style-name="T1">,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seu privilégio. Você está entrando? Tudo de que precisa é uma boa consciência para estar na presença de Deus.</text:span></text:p>
        <text:p text:style-name="P1"/>
        <text:p text:style-name="P1"><text:a xlink:type="simple" xlink:href="http://bibliaonline.com.br/acf/2cr/5/9" text:style-name="Internet_20_link" text:visited-style-name="Visited_20_Internet_20_Link"><text:span text:style-name="T1">2 Cr 5:9</text:span></text:a><text:span text:style-name="T1"> Os varais tinham permanecido nas laterais da cara para ela ser carregada. Agora, em seu lugar final de descanso, eles não seriam mais utilizados.</text:span></text:p>
        <text:p text:style-name="P1"/>
        <text:p text:style-name="P1"><text:a xlink:type="simple" xlink:href="http://bibliaonline.com.br/acf/2cr/5/11-14" text:style-name="Internet_20_link" text:visited-style-name="Visited_20_Internet_20_Link"><text:span text:style-name="T1">2 Cr 5:11-14</text:span></text:a><text:span text:style-name="T1"> O ato final - a dedicação do templo terminado para o Senhor. Repare a completa harmonia - </text:span><text:a xlink:type="simple" xlink:href="http://bibliaonline.com.br/acf/1cr/5/13" text:style-name="Internet_20_link" text:visited-style-name="Visited_20_Internet_20_Link"><text:span text:style-name="T1">vers. 13</text:span></text:a><text:span text:style-name="T1">. Se eles eram de um só coração, louvariam em uníssono. Assim ocorre conosco.</text:span></text:p>
        <text:p text:style-name="P1"/>
        <text:p text:style-name="P1"><text:a xlink:type="simple" xlink:href="http://bibliaonline.com.br/acf/2cr/5/13-14" text:style-name="Internet_20_link" text:visited-style-name="Visited_20_Internet_20_Link"><text:span text:style-name="T1">2 Cr 5:13-14</text:span></text:a><text:span text:style-name="T1"> Deus Se agrada desta obra terminada, e demonstra isto enchendo a casa com uma nuvem, ou seja, a glória de Deus. A mesma nuvem (glória) que havia enchido o tabernáculo no deserto (</text:span><text:a xlink:type="simple" xlink:href="http://bibliaonline.com.br/acf/ex/40/34-35" text:style-name="Internet_20_link" text:visited-style-name="Visited_20_Internet_20_Link"><text:span text:style-name="T1">Ex 40:34-35</text:span></text:a><text:span text:style-name="T1">).</text:span></text:p>
        <text:p text:style-name="P1"/>
        <text:h text:style-name="P9" text:outline-level="2"><text:bookmark-start text:name="__RefHeading___Toc945_1052241590"/>#754<text:bookmark-end text:name="__RefHeading___Toc945_1052241590"/></text:h>
        <text:p text:style-name="P1"/>
        <text:p text:style-name="P1"><text:soft-page-break/><text:span text:style-name="T1">Duas coisas que podemos dar a nossos filhos: raízes e asas (</text:span><text:a xlink:type="simple" xlink:href="http://bibliaonline.com.br/acf/2rs/19/30" text:style-name="Internet_20_link" text:visited-style-name="Visited_20_Internet_20_Link"><text:span text:style-name="T1">2 Rs 19:30</text:span></text:a><text:span text:style-name="T1">).</text:span></text:p>
        <text:p text:style-name="P1"/>
        <text:h text:style-name="P6" text:outline-level="2"><text:bookmark-start text:name="__RefHeading___Toc947_1052241590"/><text:a xlink:type="simple" xlink:href="http://bibliaonline.com.br/acf/2cr/6" text:style-name="Internet_20_link" text:visited-style-name="Visited_20_Internet_20_Link"><text:span text:style-name="T1">2 CRÔNICAS 6</text:span></text:a><text:bookmark-end text:name="__RefHeading___Toc947_1052241590"/></text:h>
        <text:p text:style-name="P1"/>
        <text:p text:style-name="P1"><text:a xlink:type="simple" xlink:href="http://bibliaonline.com.br/acf/2cr/6/1-11" text:style-name="Internet_20_link" text:visited-style-name="Visited_20_Internet_20_Link"><text:span text:style-name="T1">2 Cr 6:1-11</text:span></text:a><text:span text:style-name="T1"> Salomão está agora no completo comando da adoração. Em sua pessoa, ele combina o trabalho de sacerdote e rei. Assim também o Senhor Jesus será Rei e Sacerdote no milênio. (Ele é Rei - João </text:span><text:a xlink:type="simple" xlink:href="http://bibliaonline.com.br/acf/jo/1/49" text:style-name="Internet_20_link" text:visited-style-name="Visited_20_Internet_20_Link"><text:span text:style-name="T1">1:49</text:span></text:a><text:span text:style-name="T1">, Profeta - Lucas </text:span><text:a xlink:type="simple" xlink:href="http://bibliaonline.com.br/acf/lc/24/19" text:style-name="Internet_20_link" text:visited-style-name="Visited_20_Internet_20_Link"><text:span text:style-name="T1">24:19</text:span></text:a><text:span text:style-name="T1">, Sacerdote - </text:span><text:a xlink:type="simple" xlink:href="http://bibliaonline.com.br/acf/hb/3/1" text:style-name="Internet_20_link" text:visited-style-name="Visited_20_Internet_20_Link"><text:span text:style-name="T1">Hb 3:1</text:span></text:a><text:span text:style-name="T1">).</text:span></text:p>
        <text:p text:style-name="P1"/>
        <text:p text:style-name="P1"><text:span text:style-name="T1">E quer conhecer um segredo? Vocês que aceitaram a Cristo como seu Salvador, foram feitos, não apenas sacerdotes, mas também reis. É melhor que acreditem, pois podem ler isto em Ap </text:span><text:a xlink:type="simple" xlink:href="http://bibliaonline.com.br/acf/ap/5/10" text:style-name="Internet_20_link" text:visited-style-name="Visited_20_Internet_20_Link"><text:span text:style-name="T1">5:10</text:span></text:a><text:span text:style-name="T1">. Estamos agindo diariamente como sê crêssemos nisto?</text:span></text:p>
        <text:p text:style-name="P1"/>
        <text:p text:style-name="P1"><text:a xlink:type="simple" xlink:href="http://bibliaonline.com.br/acf/2cr/6/4" text:style-name="Internet_20_link" text:visited-style-name="Visited_20_Internet_20_Link"><text:span text:style-name="T1">2 Cr 6:4</text:span></text:a><text:span text:style-name="T1"> Nossas palavras e obras deveriam ser as mesmas.</text:span></text:p>
        <text:p text:style-name="P1"/>
        <text:p text:style-name="P1"><text:a xlink:type="simple" xlink:href="http://bibliaonline.com.br/acf/2cr/6/12-42" text:style-name="Internet_20_link" text:visited-style-name="Visited_20_Internet_20_Link"><text:span text:style-name="T1">2 Cr 6:12-42</text:span></text:a><text:span text:style-name="T1"> Ouça com atenção esta maravilhosa oração do Senhor.</text:span></text:p>
        <text:p text:style-name="P1"/>
        <text:p text:style-name="P1"><text:a xlink:type="simple" xlink:href="http://bibliaonline.com.br/acf/2cr/6/22-23" text:style-name="Internet_20_link" text:visited-style-name="Visited_20_Internet_20_Link"><text:span text:style-name="T1">2 Cr 6:22-23</text:span></text:a><text:span text:style-name="T1"> Nas questões entre duas pessoas Salomão pede a Deus que julgue justamente.</text:span></text:p>
        <text:p text:style-name="P1"/>
        <text:p text:style-name="P1"><text:a xlink:type="simple" xlink:href="http://bibliaonline.com.br/acf/2cr/6/24-25" text:style-name="Internet_20_link" text:visited-style-name="Visited_20_Internet_20_Link"><text:span text:style-name="T1">2 Cr 6:24-25</text:span></text:a><text:span text:style-name="T1"> Se a nação é derrotada na batalha, é por haverem pecado.</text:span></text:p>
        <text:p text:style-name="P1"/>
        <text:p text:style-name="P1"><text:a xlink:type="simple" xlink:href="http://bibliaonline.com.br/acf/2cr/6/26-27" text:style-name="Internet_20_link" text:visited-style-name="Visited_20_Internet_20_Link"><text:span text:style-name="T1">2 Cr 6:26-27</text:span></text:a><text:span text:style-name="T1"> Se a chuva não cair sobre a terra, é por haverem pecado.</text:span></text:p>
        <text:p text:style-name="P1"/>
        <text:p text:style-name="P1"><text:a xlink:type="simple" xlink:href="http://bibliaonline.com.br/acf/2cr/6/28-31" text:style-name="Internet_20_link" text:visited-style-name="Visited_20_Internet_20_Link"><text:span text:style-name="T1">2 Cr 6:28-31</text:span></text:a><text:span text:style-name="T1"> A oração torna-se mais individual. Se individual ou coletivamente eles voltassem as costas ao Senhor, confessando e orando a Ele, então Salomão roga ao Senhor para que tratasse individualmente com cada um, conforme cada estado de espírito.</text:span></text:p>
        <text:p text:style-name="P1"/>
        <text:p text:style-name="P1"><text:a xlink:type="simple" xlink:href="http://bibliaonline.com.br/acf/2cr/6/32-42" text:style-name="Internet_20_link" text:visited-style-name="Visited_20_Internet_20_Link"><text:span text:style-name="T1">2 Cr 6:32-42</text:span></text:a><text:span text:style-name="T1"> Salomão pede ao Senhor que responda as orações das pessoas...</text:span></text:p>
        <text:p text:style-name="P1"/>
        <text:p text:style-name="P1"><text:a xlink:type="simple" xlink:href="http://bibliaonline.com.br/acf/2cr/6/32-33" text:style-name="Internet_20_link" text:visited-style-name="Visited_20_Internet_20_Link"><text:span text:style-name="T1">2 Cr 6:32-33</text:span></text:a><text:span text:style-name="T1"> Alguém de fora, que orasse individualmente, desejoso de aprender acerca do Senhor.</text:span></text:p>
        <text:p text:style-name="P1"/>
        <text:p text:style-name="P1"><text:a xlink:type="simple" xlink:href="http://bibliaonline.com.br/acf/2cr/6/34-35" text:style-name="Internet_20_link" text:visited-style-name="Visited_20_Internet_20_Link"><text:span text:style-name="T1">2 Cr 6:34-35</text:span></text:a><text:span text:style-name="T1"> Quando as pessoas estivessem fora, em outra terra, na guerra, e orassem </text:span><text:soft-page-break/><text:span text:style-name="T1">coletivamente voltadas para Jerusalém.</text:span></text:p>
        <text:p text:style-name="P1"/>
        <text:p text:style-name="P1"><text:a xlink:type="simple" xlink:href="http://bibliaonline.com.br/acf/2cr/6/36-39" text:style-name="Internet_20_link" text:visited-style-name="Visited_20_Internet_20_Link"><text:span text:style-name="T1">2 Cr 6:36-39</text:span></text:a><text:span text:style-name="T1"> Se as coisas ficassem muito ruins para eles por causa do pecado; mas se porventura voltassem ao Senhor enquanto estivessem naquela terra distante.</text:span></text:p>
        <text:p text:style-name="P1"/>
        <text:p text:style-name="P1"><text:a xlink:type="simple" xlink:href="http://bibliaonline.com.br/acf/2cr/6/40-42" text:style-name="Internet_20_link" text:visited-style-name="Visited_20_Internet_20_Link"><text:span text:style-name="T1">2 Cr 6:40-42</text:span></text:a><text:span text:style-name="T1"> Termina sua oração. Compare estes versículos com Números </text:span><text:a xlink:type="simple" xlink:href="http://bibliaonline.com.br/acf/nm/10/33-36" text:style-name="Internet_20_link" text:visited-style-name="Visited_20_Internet_20_Link"><text:span text:style-name="T1">10:33-36</text:span></text:a><text:span text:style-name="T1">. Ali, Deus estava buscando por um lugar de descanso - aqui, havia um lugar permanente. Ali, os inimigos precisavam ser dispersos - aqui, não há inimigos. Também o Salmo </text:span><text:a xlink:type="simple" xlink:href="http://bibliaonline.com.br/acf/sl/132/8" text:style-name="Internet_20_link" text:visited-style-name="Visited_20_Internet_20_Link"><text:span text:style-name="T1">132:8</text:span></text:a><text:span text:style-name="T1">. Que oração maravilhosa! Mas Salomão não possuía os segredos, nem o poder que eu e você temos, já que Cristo nos deu uma nova vida, como a Sua própria, e Ele vive em nós. João </text:span><text:a xlink:type="simple" xlink:href="http://bibliaonline.com.br/acf/jo/17/26" text:style-name="Internet_20_link" text:visited-style-name="Visited_20_Internet_20_Link"><text:span text:style-name="T1">17:26</text:span></text:a><text:span text:style-name="T1">. Leia agora. O Senhor busca uma coisa... quebrantamento de coração. Quanto precisamos aprender isto!</text:span></text:p>
        <text:p text:style-name="P1"/>
        <text:h text:style-name="P9" text:outline-level="2"><text:bookmark-start text:name="__RefHeading___Toc949_1052241590"/>#755<text:bookmark-end text:name="__RefHeading___Toc949_1052241590"/></text:h>
        <text:p text:style-name="P1"/>
        <text:p text:style-name="P2">A arrogância dos homens contra o bem é assustadora. Mas os homens não lutam contra palha - eles lutam contra aquilo que temem.</text:p>
        <text:p text:style-name="P1"/>
        <text:h text:style-name="P6" text:outline-level="2"><text:bookmark-start text:name="__RefHeading___Toc951_1052241590"/><text:a xlink:type="simple" xlink:href="http://bibliaonline.com.br/acf/2cr/7" text:style-name="Internet_20_link" text:visited-style-name="Visited_20_Internet_20_Link"><text:span text:style-name="T1">2 CRÔNICAS 7</text:span></text:a><text:bookmark-end text:name="__RefHeading___Toc951_1052241590"/></text:h>
        <text:p text:style-name="P1"/>
        <text:p text:style-name="P1"><text:span text:style-name="T1">A oração sobe, no </text:span><text:a xlink:type="simple" xlink:href="http://bibliaonline.com.br/acf/2cr/6" text:style-name="Internet_20_link" text:visited-style-name="Visited_20_Internet_20_Link"><text:span text:style-name="T1">capítulo 6</text:span></text:a><text:span text:style-name="T1">,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text:span><text:a xlink:type="simple" xlink:href="http://bibliaonline.com.br/acf/jo/12/3" text:style-name="Internet_20_link" text:visited-style-name="Visited_20_Internet_20_Link"><text:span text:style-name="T1">12:3</text:span></text:a><text:span text:style-name="T1">.</text:span></text:p>
        <text:p text:style-name="P1"/>
        <text:p text:style-name="P1"><text:a xlink:type="simple" xlink:href="http://bibliaonline.com.br/acf/2cr/7/1" text:style-name="Internet_20_link" text:visited-style-name="Visited_20_Internet_20_Link"><text:span text:style-name="T1">2 Cr 7:1</text:span></text:a><text:span text:style-name="T1"> O Senhor, por meio deste evento, dá uma diferente evidência de Sua aceitação do sacrifício, do edifício e da oração.</text:span></text:p>
        <text:p text:style-name="P1"/>
        <text:p text:style-name="P1"><text:a xlink:type="simple" xlink:href="http://bibliaonline.com.br/acf/2cr/7/3" text:style-name="Internet_20_link" text:visited-style-name="Visited_20_Internet_20_Link"><text:span text:style-name="T1">2 Cr 7:3</text:span></text:a><text:span text:style-name="T1"> Maravilhoso resultado - adoração a Deus.</text:span></text:p>
        <text:p text:style-name="P1"/>
        <text:p text:style-name="P1"><text:a xlink:type="simple" xlink:href="http://bibliaonline.com.br/acf/2cr/7/5" text:style-name="Internet_20_link" text:visited-style-name="Visited_20_Internet_20_Link"><text:span text:style-name="T1">2 Cr 7:5</text:span></text:a><text:span text:style-name="T1"> Que tremendo sacrifício. Leia Hebreus </text:span><text:a xlink:type="simple" xlink:href="http://bibliaonline.com.br/acf/hb/10/12,14" text:style-name="Internet_20_link" text:visited-style-name="Visited_20_Internet_20_Link"><text:span text:style-name="T1">10:12 e 14</text:span></text:a><text:span text:style-name="T1"> para o contraste.</text:span></text:p>
        <text:p text:style-name="P1"/>
        <text:p text:style-name="P1"><text:soft-page-break/><text:a xlink:type="simple" xlink:href="http://bibliaonline.com.br/acf/2cr/7/6-9" text:style-name="Internet_20_link" text:visited-style-name="Visited_20_Internet_20_Link"><text:span text:style-name="T1">2 Cr 7:6-9</text:span></text:a><text:span text:style-name="T1"> O Senhor e Sua bondade eram o centro de seus pensamentos e sacrifícios.</text:span></text:p>
        <text:p text:style-name="P1"/>
        <text:p text:style-name="P1"><text:a xlink:type="simple" xlink:href="http://bibliaonline.com.br/acf/2cr/7/10" text:style-name="Internet_20_link" text:visited-style-name="Visited_20_Internet_20_Link"><text:span text:style-name="T1">2 Cr 7:10</text:span></text:a><text:span text:style-name="T1"> O povo voltou para casa satisfeito e feliz. E nós?</text:span></text:p>
        <text:p text:style-name="P1"/>
        <text:p text:style-name="P1"><text:a xlink:type="simple" xlink:href="http://bibliaonline.com.br/acf/2cr/7/12-22" text:style-name="Internet_20_link" text:visited-style-name="Visited_20_Internet_20_Link"><text:span text:style-name="T1">2 Cr 7:12-22</text:span></text:a><text:span text:style-name="T1">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text:span><text:a xlink:type="simple" xlink:href="http://bibliaonline.com.br/acf/lc/8/18" text:style-name="Internet_20_link" text:visited-style-name="Visited_20_Internet_20_Link"><text:span text:style-name="T1">8:18</text:span></text:a><text:span text:style-name="T1"> para ver por você mesmo.</text:span></text:p>
        <text:p text:style-name="P1"/>
        <text:h text:style-name="P9" text:outline-level="2"><text:bookmark-start text:name="__RefHeading___Toc953_1052241590"/>#756<text:bookmark-end text:name="__RefHeading___Toc953_1052241590"/></text:h>
        <text:p text:style-name="P1"/>
        <text:p text:style-name="P2">A fé é uma planta divina que só cresce no solo de uma vontade própria quebrada.</text:p>
        <text:p text:style-name="P1"/>
        <text:h text:style-name="P6" text:outline-level="2"><text:bookmark-start text:name="__RefHeading___Toc955_1052241590"/><text:a xlink:type="simple" xlink:href="http://bibliaonline.com.br/acf/2cr/8" text:style-name="Internet_20_link" text:visited-style-name="Visited_20_Internet_20_Link"><text:span text:style-name="T1">2 CRÔNICAS 8</text:span></text:a><text:bookmark-end text:name="__RefHeading___Toc955_1052241590"/></text:h>
        <text:p text:style-name="P1"/>
        <text:p text:style-name="P1"><text:span text:style-name="T1">Todo este capítulo nos mostra que tudo estava exatamente como o Rei Davi havia ordenado (</text:span><text:a xlink:type="simple" xlink:href="http://bibliaonline.com.br/acf/2cr/8/14" text:style-name="Internet_20_link" text:visited-style-name="Visited_20_Internet_20_Link"><text:span text:style-name="T1">vers. 14</text:span></text:a><text:span text:style-name="T1">); e conforme Moisés havia ordenado (</text:span><text:a xlink:type="simple" xlink:href="http://bibliaonline.com.br/acf/2cr/8/13" text:style-name="Internet_20_link" text:visited-style-name="Visited_20_Internet_20_Link"><text:span text:style-name="T1">vers. 13</text:span></text:a><text:span text:style-name="T1">) para que o povo fosse obediente ao que lhes havia sido falado. </text:span><text:a xlink:type="simple" xlink:href="http://bibliaonline.com.br/acf/2cr/8/10,15" text:style-name="Internet_20_link" text:visited-style-name="Visited_20_Internet_20_Link"><text:span text:style-name="T1">Vers. 10 e 15</text:span></text:a><text:span text:style-name="T1">; para que terminassem toda obra que tivessem iniciado (</text:span><text:a xlink:type="simple" xlink:href="http://bibliaonline.com.br/acf/2cr/8/16" text:style-name="Internet_20_link" text:visited-style-name="Visited_20_Internet_20_Link"><text:span text:style-name="T1">vers. 16</text:span></text:a><text:span text:style-name="T1">). Assim, venha no final do </text:span><text:a xlink:type="simple" xlink:href="http://bibliaonline.com.br/acf/2cr/8/16" text:style-name="Internet_20_link" text:visited-style-name="Visited_20_Internet_20_Link"><text:span text:style-name="T1">vers. 16</text:span></text:a><text:span text:style-name="T1">. Então o Senhor dirigiu a obra além da adoração a Deus nos </text:span><text:a xlink:type="simple" xlink:href="http://bibliaonline.com.br/acf/2cr/8/17,18" text:style-name="Internet_20_link" text:visited-style-name="Visited_20_Internet_20_Link"><text:span text:style-name="T1">vers. 17 e 18</text:span></text:a><text:span text:style-name="T1">. Seus navios voltaram, e milhões de dólares de ouro foram dados a Salomão. Todo este capítulo é uma figura do que o povo de Israel irá fazer no milênio, quando Cristo governar sobre todo este mundo, e quando a obediência e felicidade serão universais. </text:span><text:a xlink:type="simple" xlink:href="http://bibliaonline.com.br/acf/sl/72/8" text:style-name="Internet_20_link" text:visited-style-name="Visited_20_Internet_20_Link"><text:span text:style-name="T1">Sl 72:8</text:span></text:a><text:span text:style-name="T1">.</text:span></text:p>
        <text:p text:style-name="P1"/>
        <text:h text:style-name="P9" text:outline-level="2"><text:bookmark-start text:name="__RefHeading___Toc957_1052241590"/>#757<text:bookmark-end text:name="__RefHeading___Toc957_1052241590"/></text:h>
        <text:p text:style-name="P1"/>
        <text:p text:style-name="P2">Nossas recompensas finais serão determinadas com base na fidelidade pessoal - não no aplauso do público.</text:p>
        <text:p text:style-name="P1"/>
        <text:h text:style-name="P6" text:outline-level="2"><text:bookmark-start text:name="__RefHeading___Toc959_1052241590"/><text:a xlink:type="simple" xlink:href="http://bibliaonline.com.br/acf/2cr/9" text:style-name="Internet_20_link" text:visited-style-name="Visited_20_Internet_20_Link"><text:span text:style-name="T1">2 CRÔNICAS 9</text:span></text:a><text:bookmark-end text:name="__RefHeading___Toc959_1052241590"/></text:h>
        <text:p text:style-name="P1"/>
        <text:p text:style-name="P2"><text:soft-page-break/>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1"/>
        <text:p text:style-name="P1"><text:a xlink:type="simple" xlink:href="http://bibliaonline.com.br/acf/2cr/9/3-4" text:style-name="Internet_20_link" text:visited-style-name="Visited_20_Internet_20_Link"><text:span text:style-name="T1">2 Cr 9:3-4</text:span></text:a><text:span text:style-name="T1"> Quando ela viu sua sabedoria, e sua casa, quase desfaleceu. (Quando nós crentes nos aproximamos do Senhor e aprendemos dEle - Mateus </text:span><text:a xlink:type="simple" xlink:href="http://bibliaonline.com.br/acf/mt/11/29-30" text:style-name="Internet_20_link" text:visited-style-name="Visited_20_Internet_20_Link"><text:span text:style-name="T1">11:29-30</text:span></text:a><text:span text:style-name="T1"> - já não restará muito o que pensar de nós mesmos).</text:span></text:p>
        <text:p text:style-name="P1"/>
        <text:p text:style-name="P1"><text:a xlink:type="simple" xlink:href="http://bibliaonline.com.br/acf/2cr/9/5-6" text:style-name="Internet_20_link" text:visited-style-name="Visited_20_Internet_20_Link"><text:span text:style-name="T1">2 Cr 9:5-6</text:span></text:a><text:span text:style-name="T1"> Nem metade lhe havia sido contado. (Podemos conhecer o Senhor como Salvador sem vê-Lo como nosso Senhor ou Mestre. É só então que há paz e gozo em nosso coração).</text:span></text:p>
        <text:p text:style-name="P1"/>
        <text:p text:style-name="P1"><text:a xlink:type="simple" xlink:href="http://bibliaonline.com.br/acf/2cr/9/3-8" text:style-name="Internet_20_link" text:visited-style-name="Visited_20_Internet_20_Link"><text:span text:style-name="T1">2 Cr 9:3-8</text:span></text:a><text:span text:style-name="T1"> Repare que, como mulher, ela guarda o seu próprio lugar, interessando-se pelas coisas concernentes às mulheres. Não nos fala que ela estivesse inspecionando as tropas ou coisas assim.</text:span></text:p>
        <text:p text:style-name="P1"/>
        <text:p text:style-name="P1"><text:a xlink:type="simple" xlink:href="http://bibliaonline.com.br/acf/2cr/9/11" text:style-name="Internet_20_link" text:visited-style-name="Visited_20_Internet_20_Link"><text:span text:style-name="T1">2 Cr 9:11</text:span></text:a><text:span text:style-name="T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span></text:p>
        <text:p text:style-name="P1"/>
        <text:p text:style-name="P1"><text:a xlink:type="simple" xlink:href="http://bibliaonline.com.br/acf/2cr/9/13-28" text:style-name="Internet_20_link" text:visited-style-name="Visited_20_Internet_20_Link"><text:span text:style-name="T1">2 Cr 9:13-28</text:span></text:a><text:span text:style-name="T1"> Os gentios contribuíram para a riqueza de Salomão. Assim será no milênio. Apocalipse </text:span><text:a xlink:type="simple" xlink:href="http://bibliaonline.com.br/acf/ap/22/1-5" text:style-name="Internet_20_link" text:visited-style-name="Visited_20_Internet_20_Link"><text:span text:style-name="T1">22:1-5</text:span></text:a><text:span text:style-name="T1">.</text:span></text:p>
        <text:p text:style-name="P1"/>
        <text:p text:style-name="P1"><text:a xlink:type="simple" xlink:href="http://bibliaonline.com.br/acf/2cr/9/29-31" text:style-name="Internet_20_link" text:visited-style-name="Visited_20_Internet_20_Link"><text:span text:style-name="T1">2 Cr 9:29-31</text:span></text:a><text:span text:style-name="T1"> Não lemos das falhas pessoais de Salomão (mas encontramos isso em 1 Reis). Assim termina esta bela história de Salomão conforme é visto por Deus em graça.</text:span></text:p>
        <text:p text:style-name="P1"/>
        <text:h text:style-name="P9" text:outline-level="2"><text:bookmark-start text:name="__RefHeading___Toc961_1052241590"/>#758<text:bookmark-end text:name="__RefHeading___Toc961_1052241590"/></text:h>
        <text:p text:style-name="P1"/>
        <text:p text:style-name="P2">A adoração e o serviço não competem entre si; sempre se complementam.</text:p>
        <text:p text:style-name="P1"/>
        <text:h text:style-name="P6" text:outline-level="2"><text:bookmark-start text:name="__RefHeading___Toc963_1052241590"/><text:soft-page-break/><text:a xlink:type="simple" xlink:href="http://bibliaonline.com.br/acf/2cr/10" text:style-name="Internet_20_link" text:visited-style-name="Visited_20_Internet_20_Link"><text:span text:style-name="T1">2 CRÔNICAS 10</text:span></text:a><text:bookmark-end text:name="__RefHeading___Toc963_1052241590"/></text:h>
        <text:p text:style-name="P1"/>
        <text:p text:style-name="P1"><text:a xlink:type="simple" xlink:href="http://bibliaonline.com.br/acf/2cr/10/1-3" text:style-name="Internet_20_link" text:visited-style-name="Visited_20_Internet_20_Link"><text:span text:style-name="T1">2 Cr 10:1-3</text:span></text:a><text:span text:style-name="T1"> O filho de Salomão, Roboão, logo arranja problemas. Jeroboão, um rebelde, que estava se escondendo no Egito, volta agora e consegue dividir o reino. Mas Deus estava permitindo isto, e havia avisado que isto aconteceria em 1 Reis </text:span><text:a xlink:type="simple" xlink:href="http://bibliaonline.com.br/acf/1rs/11/29-34" text:style-name="Internet_20_link" text:visited-style-name="Visited_20_Internet_20_Link"><text:span text:style-name="T1">11:29-34</text:span></text:a><text:span text:style-name="T1">.</text:span></text:p>
        <text:p text:style-name="P1"/>
        <text:p text:style-name="P1"><text:a xlink:type="simple" xlink:href="http://bibliaonline.com.br/acf/2cr/10/4" text:style-name="Internet_20_link" text:visited-style-name="Visited_20_Internet_20_Link"><text:span text:style-name="T1">2 Cr 10:4</text:span></text:a><text:span text:style-name="T1"> Jeroboão e todo o povo pedem ao filho de Salomão que torne as coisas mais fáceis para eles.</text:span></text:p>
        <text:p text:style-name="P1"/>
        <text:p text:style-name="P1"><text:a xlink:type="simple" xlink:href="http://bibliaonline.com.br/acf/2cr/10/5-15" text:style-name="Internet_20_link" text:visited-style-name="Visited_20_Internet_20_Link"><text:span text:style-name="T1">2 Cr 10:5-15</text:span></text:a><text:span text:style-name="T1"> Roboão pede primeiro o conselho dos anciãos; depois, dos jovens. Repare no </text:span><text:a xlink:type="simple" xlink:href="http://bibliaonline.com.br/acf/2cr/10/15" text:style-name="Internet_20_link" text:visited-style-name="Visited_20_Internet_20_Link"><text:span text:style-name="T1">versículo 15</text:span></text:a><text:span text:style-name="T1">, que dá ouvido aos últimos.</text:span></text:p>
        <text:p text:style-name="P1"/>
        <text:p text:style-name="P1"><text:a xlink:type="simple" xlink:href="http://bibliaonline.com.br/acf/2cr/10/16-19" text:style-name="Internet_20_link" text:visited-style-name="Visited_20_Internet_20_Link"><text:span text:style-name="T1">2 Cr 10:16-19</text:span></text:a><text:span text:style-name="T1">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text:span><text:a xlink:type="simple" xlink:href="http://bibliaonline.com.br/acf/atos/26/7" text:style-name="Internet_20_link" text:visited-style-name="Visited_20_Internet_20_Link"><text:span text:style-name="T1">26:7</text:span></text:a><text:span text:style-name="T1"> mostra que Paulo tinha isto em mente mesmo em uma época quando o povo já estava dividido há 600 anos).</text:span></text:p>
        <text:p text:style-name="P1"/>
        <text:p text:style-name="P1"><text:a xlink:type="simple" xlink:href="http://bibliaonline.com.br/acf/2cr/10/19" text:style-name="Internet_20_link" text:visited-style-name="Visited_20_Internet_20_Link"><text:span text:style-name="T1">2 Cr 10:19</text:span></text:a><text:span text:style-name="T1"> Mas aqui começa a divisão. Só duas tribos, Judá e Benjamim, continuaram a adorar a Deus em Seu Centro, Jerusalém. Hoje, desde 1947, estas duas tribos estão de volta à sua terra, mas em incredulidade.</text:span></text:p>
        <text:p text:style-name="P1"/>
        <text:h text:style-name="P9" text:outline-level="2"><text:bookmark-start text:name="__RefHeading___Toc965_1052241590"/>#759<text:bookmark-end text:name="__RefHeading___Toc965_1052241590"/></text:h>
        <text:p text:style-name="P1"/>
        <text:p text:style-name="P2">Não deveria existir separação entre o aprender e o viver.</text:p>
        <text:p text:style-name="P1"/>
        <text:h text:style-name="P6" text:outline-level="2"><text:bookmark-start text:name="__RefHeading___Toc967_1052241590"/><text:a xlink:type="simple" xlink:href="http://bibliaonline.com.br/acf/2cr/11" text:style-name="Internet_20_link" text:visited-style-name="Visited_20_Internet_20_Link"><text:span text:style-name="T1">2 CRÔNICAS 11</text:span></text:a><text:bookmark-end text:name="__RefHeading___Toc967_1052241590"/></text:h>
        <text:p text:style-name="P1"/>
        <text:p text:style-name="P1"><text:a xlink:type="simple" xlink:href="http://bibliaonline.com.br/acf/2cr/11/1-4" text:style-name="Internet_20_link" text:visited-style-name="Visited_20_Internet_20_Link"><text:span text:style-name="T1">2 Cr 11:1-4</text:span></text:a><text:span text:style-name="T1"> Roboão quer ir batalhar contra aqueles que se separaram. Mas Deus não quer. Se o povo escolheu dividir os crentes hoje em denominações, isto é um pecado muito sério. Mas Deus, embora desejasse fazê-lo - 1 Timóteo </text:span><text:a xlink:type="simple" xlink:href="http://bibliaonline.com.br/acf/1tm/2/4" text:style-name="Internet_20_link" text:visited-style-name="Visited_20_Internet_20_Link"><text:span text:style-name="T1">2:4</text:span></text:a><text:span text:style-name="T1"> - não forçará ninguém a </text:span><text:soft-page-break/><text:span text:style-name="T1">estar reunido somente ao nome do Senhor Jesus Cristo. Quanto o Senhor significa para nós?</text:span></text:p>
        <text:p text:style-name="P1"/>
        <text:p text:style-name="P1"><text:a xlink:type="simple" xlink:href="http://bibliaonline.com.br/acf/2cr/11/5-17" text:style-name="Internet_20_link" text:visited-style-name="Visited_20_Internet_20_Link"><text:span text:style-name="T1">2 Cr 11:5-17</text:span></text:a><text:span text:style-name="T1"> Durante três anos Roboão obedeceu o Senhor e foi abençoado.</text:span></text:p>
        <text:p text:style-name="P1"/>
        <text:p text:style-name="P1"><text:a xlink:type="simple" xlink:href="http://bibliaonline.com.br/acf/2cr/11/18-23" text:style-name="Internet_20_link" text:visited-style-name="Visited_20_Internet_20_Link"><text:span text:style-name="T1">2 Cr 11:18-23</text:span></text:a><text:span text:style-name="T1"> Encontramos muitas sementes de problemas aqui.</text:span></text:p>
        <text:p text:style-name="P1"/>
        <text:h text:style-name="P9" text:outline-level="2"><text:bookmark-start text:name="__RefHeading___Toc969_1052241590"/>#760<text:bookmark-end text:name="__RefHeading___Toc969_1052241590"/></text:h>
        <text:p text:style-name="P1"/>
        <text:p text:style-name="P2">Satanás é tão enganador! Ele gosta de emprestar o vocabulário Cristão, mas não usa o dicionário Cristão!</text:p>
        <text:p text:style-name="P1"/>
        <text:h text:style-name="P6" text:outline-level="2"><text:bookmark-start text:name="__RefHeading___Toc971_1052241590"/><text:a xlink:type="simple" xlink:href="http://bibliaonline.com.br/acf/2cr/12" text:style-name="Internet_20_link" text:visited-style-name="Visited_20_Internet_20_Link"><text:span text:style-name="T1">2 CRÔNICAS 12</text:span></text:a><text:bookmark-end text:name="__RefHeading___Toc971_1052241590"/></text:h>
        <text:p text:style-name="P1"/>
        <text:p text:style-name="P1"><text:a xlink:type="simple" xlink:href="http://bibliaonline.com.br/acf/2cr/12/1" text:style-name="Internet_20_link" text:visited-style-name="Visited_20_Internet_20_Link"><text:span text:style-name="T1">2 Cr 12:1</text:span></text:a><text:span text:style-name="T1"> Leia isto com atenção. O primeiro rei deste reino de Judá, Roboão, faz 3 coisas neste versículo. E repare quem o seguiu na terceira coisa! Eles desprezaram a Palavra de Deus. Começou o declínio.</text:span></text:p>
        <text:p text:style-name="P1"/>
        <text:p text:style-name="P1"><text:a xlink:type="simple" xlink:href="http://bibliaonline.com.br/acf/2cr/12/2-4" text:style-name="Internet_20_link" text:visited-style-name="Visited_20_Internet_20_Link"><text:span text:style-name="T1">2 Cr 12:2-4</text:span></text:a><text:span text:style-name="T1"> Cinco anos se passaram. Deus envia um exército de 1.200 carros, 60.000 homens montados em cavalos e uma imensa multidão de pessoas. Seguiram direto para Jerusalém.</text:span></text:p>
        <text:p text:style-name="P1"/>
        <text:p text:style-name="P1"><text:a xlink:type="simple" xlink:href="http://bibliaonline.com.br/acf/2cr/12/5" text:style-name="Internet_20_link" text:visited-style-name="Visited_20_Internet_20_Link"><text:span text:style-name="T1">2 Cr 12:5</text:span></text:a><text:span text:style-name="T1"> Mas Deus tinha um homem, o obediente Semaías. Se abrir em 1 Reis </text:span><text:a xlink:type="simple" xlink:href="http://bibliaonline.com.br/acf/1rs/12/19-24" text:style-name="Internet_20_link" text:visited-style-name="Visited_20_Internet_20_Link"><text:span text:style-name="T1">12:19-24</text:span></text:a><text:span text:style-name="T1">, você encontrará o mesmo homem ali. Repare como ele é chamado no </text:span><text:a xlink:type="simple" xlink:href="http://bibliaonline.com.br/acf/1rs/12/22" text:style-name="Internet_20_link" text:visited-style-name="Visited_20_Internet_20_Link"><text:span text:style-name="T1">versículo 22</text:span></text:a><text:span text:style-name="T1">. Semaías conta ao rei por que o Senhor havia enviado o rei do Egito para atacá-lo. Pense nisto quando o Senhor enviar problemas à sua vida.</text:span></text:p>
        <text:p text:style-name="P1"/>
        <text:p text:style-name="P1"><text:a xlink:type="simple" xlink:href="http://bibliaonline.com.br/acf/2cr/12/6" text:style-name="Internet_20_link" text:visited-style-name="Visited_20_Internet_20_Link"><text:span text:style-name="T1">2 Cr 12:6</text:span></text:a><text:span text:style-name="T1"> Repare no que fizeram os líderes. Este é também o nosso remédio. Leia 1 Pedro </text:span><text:a xlink:type="simple" xlink:href="http://bibliaonline.com.br/acf/1pe/5/6" text:style-name="Internet_20_link" text:visited-style-name="Visited_20_Internet_20_Link"><text:span text:style-name="T1">5:6</text:span></text:a><text:span text:style-name="T1">.</text:span></text:p>
        <text:p text:style-name="P1"/>
        <text:p text:style-name="P1"><text:a xlink:type="simple" xlink:href="http://bibliaonline.com.br/acf/2cr/12/7,8" text:style-name="Internet_20_link" text:visited-style-name="Visited_20_Internet_20_Link"><text:span text:style-name="T1">2 Cr 12:7,8</text:span></text:a><text:span text:style-name="T1"> O Senhor não fala ao rei. A quem Ele fala?</text:span></text:p>
        <text:p text:style-name="P1"/>
        <text:p text:style-name="P1"><text:a xlink:type="simple" xlink:href="http://bibliaonline.com.br/acf/2cr/12/9-12" text:style-name="Internet_20_link" text:visited-style-name="Visited_20_Internet_20_Link"><text:span text:style-name="T1">2 Cr 12:9-12</text:span></text:a><text:span text:style-name="T1"> Ninguém é morto, mas perdem todos os seus tesouros.</text:span></text:p>
        <text:p text:style-name="P1"><text:soft-page-break/></text:p>
        <text:p text:style-name="P1"><text:a xlink:type="simple" xlink:href="http://bibliaonline.com.br/acf/2cr/12/13" text:style-name="Internet_20_link" text:visited-style-name="Visited_20_Internet_20_Link"><text:span text:style-name="T1">2 Cr 12:13</text:span></text:a><text:span text:style-name="T1"> O fato do nome de sua mãe ser mencionado mostra que ela tinha algo a ver com sua vida e caráter. Significa "prazer". E é o feminino de Naaman, o leproso (</text:span><text:a xlink:type="simple" xlink:href="http://bibliaonline.com.br/acf/2rs/5/1" text:style-name="Internet_20_link" text:visited-style-name="Visited_20_Internet_20_Link"><text:span text:style-name="T1">2 Rs 5:1</text:span></text:a><text:span text:style-name="T1">).</text:span></text:p>
        <text:p text:style-name="P1"/>
        <text:p text:style-name="P1"><text:a xlink:type="simple" xlink:href="http://bibliaonline.com.br/acf/2cr/12/14-16" text:style-name="Internet_20_link" text:visited-style-name="Visited_20_Internet_20_Link"><text:span text:style-name="T1">2 Cr 12:14-16</text:span></text:a><text:span text:style-name="T1"> O Rei Roboão foi fiel no início de seu reino, mas não havia colocado seu coração no Senhor. Duas pessoas interessantes neste capítulo, Semaías e Naamã. Seu nome significa "Ouvido por Deus".</text:span></text:p>
        <text:p text:style-name="P1"/>
        <text:h text:style-name="P9" text:outline-level="2"><text:bookmark-start text:name="__RefHeading___Toc973_1052241590"/>#761<text:bookmark-end text:name="__RefHeading___Toc973_1052241590"/></text:h>
        <text:p text:style-name="P1"/>
        <text:p text:style-name="P2">O verdadeiro efeito da graça é nos ensinar que não temos força em nós mesmos.</text:p>
        <text:p text:style-name="P1"/>
        <text:h text:style-name="P6" text:outline-level="2"><text:bookmark-start text:name="__RefHeading___Toc975_1052241590"/><text:a xlink:type="simple" xlink:href="http://bibliaonline.com.br/acf/2cr/13" text:style-name="Internet_20_link" text:visited-style-name="Visited_20_Internet_20_Link"><text:span text:style-name="T1">2 CRÔNICAS 13</text:span></text:a><text:bookmark-end text:name="__RefHeading___Toc975_1052241590"/></text:h>
        <text:p text:style-name="P1"/>
        <text:p text:style-name="P1"><text:a xlink:type="simple" xlink:href="http://bibliaonline.com.br/acf/2cr/13/1-3" text:style-name="Internet_20_link" text:visited-style-name="Visited_20_Internet_20_Link"><text:span text:style-name="T1">2 Cr 13:1-3</text:span></text:a><text:span text:style-name="T1"> O filho Abias se torna rei de Judá. Há guerra entre os reinos de Judá e Israel. Abias, com 400.000 homens, encontra-se com Jeroboão, rei de Israel, que tinha 800.000 homens!</text:span></text:p>
        <text:p text:style-name="P1"/>
        <text:p text:style-name="P1"><text:a xlink:type="simple" xlink:href="http://bibliaonline.com.br/acf/2cr/13/4-7" text:style-name="Internet_20_link" text:visited-style-name="Visited_20_Internet_20_Link"><text:span text:style-name="T1">2 Cr 13:4-7</text:span></text:a><text:span text:style-name="T1"> Abias declara que Jeroboão havia se rebelado contra o filho de Salomão, Roboão.</text:span></text:p>
        <text:p text:style-name="P1"/>
        <text:p text:style-name="P1"><text:a xlink:type="simple" xlink:href="http://bibliaonline.com.br/acf/2cr/13/8" text:style-name="Internet_20_link" text:visited-style-name="Visited_20_Internet_20_Link"><text:span text:style-name="T1">2 Cr 13:8</text:span></text:a><text:span text:style-name="T1"> Abias continua a dizer a Jeroboão que ele está desafiando o reino do Senhor. Ele reconhece que Jeroboão possui um grande exército, mas o faz lembrar que tem também bezerros de ouro como deuses.</text:span></text:p>
        <text:p text:style-name="P1"/>
        <text:p text:style-name="P1"><text:a xlink:type="simple" xlink:href="http://bibliaonline.com.br/acf/2cr/13/10-12" text:style-name="Internet_20_link" text:visited-style-name="Visited_20_Internet_20_Link"><text:span text:style-name="T1">2 Cr 13:10-12</text:span></text:a><text:span text:style-name="T1"> Mas Abias tem o Senhor!</text:span></text:p>
        <text:p text:style-name="P1"/>
        <text:p text:style-name="P1"><text:a xlink:type="simple" xlink:href="http://bibliaonline.com.br/acf/2cr/13/13-20" text:style-name="Internet_20_link" text:visited-style-name="Visited_20_Internet_20_Link"><text:span text:style-name="T1">2 Cr 13:13-20</text:span></text:a><text:span text:style-name="T1"> Jeroboão usa um estratagema... ele envia parte de por trás da posição de Abias. O exército de Judá olha para trás e vê o que aconteceu. O que fizeram então? Repare no </text:span><text:a xlink:type="simple" xlink:href="http://bibliaonline.com.br/acf/2cr/13/16" text:style-name="Internet_20_link" text:visited-style-name="Visited_20_Internet_20_Link"><text:span text:style-name="T1">versículo 16</text:span></text:a><text:span text:style-name="T1"> quem livrou Judá.</text:span></text:p>
        <text:p text:style-name="P1"/>
        <text:p text:style-name="P1"><text:a xlink:type="simple" xlink:href="http://bibliaonline.com.br/acf/2cr/13/17" text:style-name="Internet_20_link" text:visited-style-name="Visited_20_Internet_20_Link"><text:span text:style-name="T1">2 Cr 13:17</text:span></text:a><text:span text:style-name="T1"> Meio milhão de Israel morrem.</text:span></text:p>
        <text:p text:style-name="P1"><text:soft-page-break/></text:p>
        <text:p text:style-name="P1"><text:a xlink:type="simple" xlink:href="http://bibliaonline.com.br/acf/2cr/13/18" text:style-name="Internet_20_link" text:visited-style-name="Visited_20_Internet_20_Link"><text:span text:style-name="T1">2 Cr 13:18</text:span></text:a><text:span text:style-name="T1"> Veja por que Judá venceu.</text:span></text:p>
        <text:p text:style-name="P1"/>
        <text:p text:style-name="P1"><text:a xlink:type="simple" xlink:href="http://bibliaonline.com.br/acf/2cr/13/20" text:style-name="Internet_20_link" text:visited-style-name="Visited_20_Internet_20_Link"><text:span text:style-name="T1">2 Cr 13:20</text:span></text:a><text:span text:style-name="T1"> Quem fez o quê a Jeroboão?</text:span></text:p>
        <text:p text:style-name="P1"/>
        <text:p text:style-name="P1"><text:a xlink:type="simple" xlink:href="http://bibliaonline.com.br/acf/2cr/13/21,22" text:style-name="Internet_20_link" text:visited-style-name="Visited_20_Internet_20_Link"><text:span text:style-name="T1">2 Cr 13:21,22</text:span></text:a><text:span text:style-name="T1"> Confiemos no Senhor em nossa batalha contra nosso inimigo. </text:span><text:a xlink:type="simple" xlink:href="http://bibliaonline.com.br/acf/ef/6/13" text:style-name="Internet_20_link" text:visited-style-name="Visited_20_Internet_20_Link"><text:span text:style-name="T1">Ef 6:13</text:span></text:a><text:span text:style-name="T1">.</text:span></text:p>
        <text:p text:style-name="P1"/>
        <text:h text:style-name="P9" text:outline-level="2"><text:bookmark-start text:name="__RefHeading___Toc977_1052241590"/>#762<text:bookmark-end text:name="__RefHeading___Toc977_1052241590"/></text:h>
        <text:p text:style-name="P1"/>
        <text:p text:style-name="P2">Quando estamos na presença de Deus não podemos estar ocupados com nosso próprio estado, salvo para ações de graças para sermos admitidos em tal lugar.</text:p>
        <text:p text:style-name="P1"/>
        <text:h text:style-name="P6" text:outline-level="2"><text:bookmark-start text:name="__RefHeading___Toc979_1052241590"/><text:a xlink:type="simple" xlink:href="http://bibliaonline.com.br/acf/2cr/14" text:style-name="Internet_20_link" text:visited-style-name="Visited_20_Internet_20_Link"><text:span text:style-name="T1">2 CRÔNICAS 14</text:span></text:a><text:bookmark-end text:name="__RefHeading___Toc979_1052241590"/></text:h>
        <text:p text:style-name="P1"/>
        <text:p text:style-name="P1"><text:a xlink:type="simple" xlink:href="http://bibliaonline.com.br/acf/2cr/14/1" text:style-name="Internet_20_link" text:visited-style-name="Visited_20_Internet_20_Link"><text:span text:style-name="T1">2 Cr 14:1</text:span></text:a><text:span text:style-name="T1"> Ele tem estes anos de quietude após os anos de guerra.</text:span></text:p>
        <text:p text:style-name="P1"/>
        <text:p text:style-name="P1"><text:a xlink:type="simple" xlink:href="http://bibliaonline.com.br/acf/2cr/14/2-5" text:style-name="Internet_20_link" text:visited-style-name="Visited_20_Internet_20_Link"><text:span text:style-name="T1">2 Cr 14:2-5</text:span></text:a><text:span text:style-name="T1"> Conte quantas coisas más ele destruiu. Primeiro, precisamos nos livrar das coisas que sabemos não agradar ao Senhor, e então podemos edificar nossa vida cristã.</text:span></text:p>
        <text:p text:style-name="P1"/>
        <text:p text:style-name="P1"><text:a xlink:type="simple" xlink:href="http://bibliaonline.com.br/acf/2cr/14/6-8" text:style-name="Internet_20_link" text:visited-style-name="Visited_20_Internet_20_Link"><text:span text:style-name="T1">2 Cr 14:6-8</text:span></text:a><text:span text:style-name="T1"> Repare que os muros, torres, portões e ferrolhos... são todos defensivos, e então um exército de mais de meio milhão de soldados. (Leia </text:span><text:a xlink:type="simple" xlink:href="http://bibliaonline.com.br/acf/2tm/2/3" text:style-name="Internet_20_link" text:visited-style-name="Visited_20_Internet_20_Link"><text:span text:style-name="T1">2Tm 2:3</text:span></text:a><text:span text:style-name="T1">. Alguns cristãos pensam que tudo se resume em pregara o evangelho, mas é preciso também defender e tomar posição pela verdade das Escrituras).</text:span></text:p>
        <text:p text:style-name="P1"/>
        <text:p text:style-name="P1"><text:a xlink:type="simple" xlink:href="http://bibliaonline.com.br/acf/2cr/14/9-10" text:style-name="Internet_20_link" text:visited-style-name="Visited_20_Internet_20_Link"><text:span text:style-name="T1">2 Cr 14:9-10</text:span></text:a><text:span text:style-name="T1"> Satanás tem seu exército, e é forte também; um milhão de homens! O dobro.</text:span></text:p>
        <text:p text:style-name="P1"/>
        <text:p text:style-name="P1"><text:a xlink:type="simple" xlink:href="http://bibliaonline.com.br/acf/2cr/14/11" text:style-name="Internet_20_link" text:visited-style-name="Visited_20_Internet_20_Link"><text:span text:style-name="T1">2 Cr 14:11</text:span></text:a><text:span text:style-name="T1"> Será que Asa disse "não há esperança para nós?" Ele fez o que precisamos fazer todos os dias. Será que importava quantos homens havia contra eles?</text:span></text:p>
        <text:p text:style-name="P1"/>
        <text:p text:style-name="P1"><text:a xlink:type="simple" xlink:href="http://bibliaonline.com.br/acf/2cr/14/12-15" text:style-name="Internet_20_link" text:visited-style-name="Visited_20_Internet_20_Link"><text:span text:style-name="T1">2 Cr 14:12-15</text:span></text:a><text:span text:style-name="T1"> Eis Quem lutou (Veja no cap. 20:15).</text:span></text:p>
        <text:p text:style-name="P1"/>
        <text:h text:style-name="P9" text:outline-level="2"><text:bookmark-start text:name="__RefHeading___Toc981_1052241590"/>#763<text:bookmark-end text:name="__RefHeading___Toc981_1052241590"/></text:h>
        <text:p text:style-name="P1"/>
        <text:p text:style-name="P1"><text:soft-page-break/><text:span text:style-name="T1">A diferença entre Pedro no aposento do sumo sacerdote e Pedro no dia de Pentecostes é esta: no aposento do sumo sacerdote, onde você o vê negando o Senhor, Pedro estava cheio de si; no </text:span><text:a xlink:type="simple" xlink:href="http://bibliaonline.com.br/acf/atos/2" text:style-name="Internet_20_link" text:visited-style-name="Visited_20_Internet_20_Link"><text:span text:style-name="T1">segundo</text:span></text:a><text:span text:style-name="T1"> capítulo de Atos, ele estava "cheio do Espírito Santo".</text:span></text:p>
        <text:p text:style-name="P1"/>
        <text:h text:style-name="P6" text:outline-level="2"><text:bookmark-start text:name="__RefHeading___Toc983_1052241590"/><text:a xlink:type="simple" xlink:href="http://bibliaonline.com.br/acf/2cr/15" text:style-name="Internet_20_link" text:visited-style-name="Visited_20_Internet_20_Link"><text:span text:style-name="T1">2 CRÔNICAS 15</text:span></text:a><text:bookmark-end text:name="__RefHeading___Toc983_1052241590"/></text:h>
        <text:p text:style-name="P1"/>
        <text:p text:style-name="P2">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1"/>
        <text:h text:style-name="P9" text:outline-level="2"><text:bookmark-start text:name="__RefHeading___Toc985_1052241590"/>#764<text:bookmark-end text:name="__RefHeading___Toc985_1052241590"/></text:h>
        <text:p text:style-name="P1"/>
        <text:p text:style-name="P2">A natureza humana tem a tendência de querer seguir a homens ao invés do Senhor - a querer "algo novo", ao invés das verdades fundamentais básicas das Escrituras.</text:p>
        <text:p text:style-name="P1"/>
        <text:h text:style-name="P6" text:outline-level="2"><text:bookmark-start text:name="__RefHeading___Toc987_1052241590"/><text:a xlink:type="simple" xlink:href="http://bibliaonline.com.br/acf/2cr/16" text:style-name="Internet_20_link" text:visited-style-name="Visited_20_Internet_20_Link"><text:span text:style-name="T1">2 CRÔNICAS 16</text:span></text:a><text:bookmark-end text:name="__RefHeading___Toc987_1052241590"/></text:h>
        <text:p text:style-name="P1"/>
        <text:p text:style-name="P1"><text:a xlink:type="simple" xlink:href="http://bibliaonline.com.br/acf/2cr/16/1-9" text:style-name="Internet_20_link" text:visited-style-name="Visited_20_Internet_20_Link"><text:span text:style-name="T1">2 Cr 16:1-9</text:span></text:a><text:span text:style-name="T1">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span></text:p>
        <text:p text:style-name="P1"/>
        <text:p text:style-name="P1"><text:a xlink:type="simple" xlink:href="http://bibliaonline.com.br/acf/2cr/16/2-6" text:style-name="Internet_20_link" text:visited-style-name="Visited_20_Internet_20_Link"><text:span text:style-name="T1">2 Cr 16:2-6</text:span></text:a><text:span text:style-name="T1"> Que terrível erro ele comete! Antes Asa havia saído a batalhar em nome do Senhor, agora ele está subornando o rei pagão da Síria para que pare de ajudar o rei de Israel que está querendo causar dano a Asa.</text:span></text:p>
        <text:p text:style-name="P1"/>
        <text:p text:style-name="P1"><text:a xlink:type="simple" xlink:href="http://bibliaonline.com.br/acf/2cr/16/7-10" text:style-name="Internet_20_link" text:visited-style-name="Visited_20_Internet_20_Link"><text:span text:style-name="T1">2 Cr 16:7-10</text:span></text:a><text:span text:style-name="T1"> O Senhor envia um homem fiel que fala com bastante clareza e coragem a </text:span><text:soft-page-break/><text:span text:style-name="T1">Asa. (Acaso não costumamos nos apoiar em pessoas ao invés do Senhor quando esfriamos em nossa alma?).</text:span></text:p>
        <text:p text:style-name="P1"/>
        <text:p text:style-name="P1"><text:a xlink:type="simple" xlink:href="http://bibliaonline.com.br/acf/2cr/16/9" text:style-name="Internet_20_link" text:visited-style-name="Visited_20_Internet_20_Link"><text:span text:style-name="T1">2 Cr 16:9</text:span></text:a><text:span text:style-name="T1"> Tente decorar este versículo!</text:span></text:p>
        <text:p text:style-name="P1"/>
        <text:p text:style-name="P1"><text:a xlink:type="simple" xlink:href="http://bibliaonline.com.br/acf/2cr/16/10" text:style-name="Internet_20_link" text:visited-style-name="Visited_20_Internet_20_Link"><text:span text:style-name="T1">2 Cr 16:10</text:span></text:a><text:span text:style-name="T1"> Ao invés de receber a mensagem como vinda do Senhor, ele age de forma tola e acaba ficando irado também. (Também fazemos o mesmo quando somos infiéis).</text:span></text:p>
        <text:p text:style-name="P1"/>
        <text:p text:style-name="P1"><text:a xlink:type="simple" xlink:href="http://bibliaonline.com.br/acf/2cr/16/11-14" text:style-name="Internet_20_link" text:visited-style-name="Visited_20_Internet_20_Link"><text:span text:style-name="T1">2 Cr 16:11-14</text:span></text:a><text:span text:style-name="T1"> Assim Asa, que tivera um bom começo em sua vida, e a quem o Senhor havia abençoado tão ricamente, no final recebe do Senhor uma doença em seus pés (uma figura para nós de uma vida ou andar infiel. Que isto sirva de verdadeira lição e aviso para nós.)</text:span></text:p>
        <text:p text:style-name="P1"/>
        <text:h text:style-name="P9" text:outline-level="2"><text:bookmark-start text:name="__RefHeading___Toc989_1052241590"/>#765<text:bookmark-end text:name="__RefHeading___Toc989_1052241590"/></text:h>
        <text:p text:style-name="P1"/>
        <text:p text:style-name="P2">A Palavra de Deus é a única semente que pode ser plantada em qualquer lugar do mundo, e dará fruto.</text:p>
        <text:p text:style-name="P1"/>
        <text:h text:style-name="P6" text:outline-level="2"><text:bookmark-start text:name="__RefHeading___Toc991_1052241590"/><text:a xlink:type="simple" xlink:href="http://bibliaonline.com.br/acf/2cr/17" text:style-name="Internet_20_link" text:visited-style-name="Visited_20_Internet_20_Link"><text:span text:style-name="T1">2 CRÔNICAS 17</text:span></text:a><text:bookmark-end text:name="__RefHeading___Toc991_1052241590"/></text:h>
        <text:p text:style-name="P1"/>
        <text:p text:style-name="P1"><text:a xlink:type="simple" xlink:href="http://bibliaonline.com.br/acf/2cr/17/1-6" text:style-name="Internet_20_link" text:visited-style-name="Visited_20_Internet_20_Link"><text:span text:style-name="T1">2 Cr 17:1-6</text:span></text:a><text:span text:style-name="T1"> Agora seu filho é rei, Jeosafá começa bem assumindo claramente uma posição pelo Senhor.</text:span></text:p>
        <text:p text:style-name="P1"/>
        <text:p text:style-name="P1"><text:a xlink:type="simple" xlink:href="http://bibliaonline.com.br/acf/2cr/17/7-11" text:style-name="Internet_20_link" text:visited-style-name="Visited_20_Internet_20_Link"><text:span text:style-name="T1">2 Cr 17:7-11</text:span></text:a><text:span text:style-name="T1"> Jeosafá enviou homens que ensinassem fielmente a Palavra de Deus - </text:span><text:a xlink:type="simple" xlink:href="http://bibliaonline.com.br/acf/1cr/17/9" text:style-name="Internet_20_link" text:visited-style-name="Visited_20_Internet_20_Link"><text:span text:style-name="T1">vers. 9</text:span></text:a><text:span text:style-name="T1">.</text:span></text:p>
        <text:p text:style-name="P1"/>
        <text:p text:style-name="P1"><text:a xlink:type="simple" xlink:href="http://bibliaonline.com.br/acf/2cr/17/12" text:style-name="Internet_20_link" text:visited-style-name="Visited_20_Internet_20_Link"><text:span text:style-name="T1">2 Cr 17:12</text:span></text:a><text:span text:style-name="T1"> Não é de se espantar que ele tenha prosperado!</text:span></text:p>
        <text:p text:style-name="P1"/>
        <text:p text:style-name="P1"><text:a xlink:type="simple" xlink:href="http://bibliaonline.com.br/acf/2cr/17/16" text:style-name="Internet_20_link" text:visited-style-name="Visited_20_Internet_20_Link"><text:span text:style-name="T1">2 Cr 17:16</text:span></text:a><text:span text:style-name="T1"> O Senhor viu esta característica neste homem. Somos como ele?</text:span></text:p>
        <text:p text:style-name="P1"/>
        <text:p text:style-name="P1"><text:a xlink:type="simple" xlink:href="http://bibliaonline.com.br/acf/2cr/17/18" text:style-name="Internet_20_link" text:visited-style-name="Visited_20_Internet_20_Link"><text:span text:style-name="T1">2 Cr 17:18</text:span></text:a><text:span text:style-name="T1"> Que exército para uma nação tão pequena, 1.600.000 homens!</text:span></text:p>
        <text:p text:style-name="P1"/>
        <text:h text:style-name="P9" text:outline-level="2"><text:bookmark-start text:name="__RefHeading___Toc993_1052241590"/><text:soft-page-break/>#766<text:bookmark-end text:name="__RefHeading___Toc993_1052241590"/></text:h>
        <text:p text:style-name="P1"/>
        <text:p text:style-name="P2">Não existe nada que possa satisfazer o coração do Cristão além da Palavra de Deus.</text:p>
        <text:p text:style-name="P1"/>
        <text:h text:style-name="P6" text:outline-level="2"><text:bookmark-start text:name="__RefHeading___Toc995_1052241590"/><text:a xlink:type="simple" xlink:href="http://bibliaonline.com.br/acf/2cr/18" text:style-name="Internet_20_link" text:visited-style-name="Visited_20_Internet_20_Link"><text:span text:style-name="T1">2 CRÔNICAS 18</text:span></text:a><text:bookmark-end text:name="__RefHeading___Toc995_1052241590"/></text:h>
        <text:p text:style-name="P1"/>
        <text:p text:style-name="P1"><text:a xlink:type="simple" xlink:href="http://bibliaonline.com.br/acf/2cr/18/1" text:style-name="Internet_20_link" text:visited-style-name="Visited_20_Internet_20_Link"><text:span text:style-name="T1">2 Cr 18:1</text:span></text:a><text:span text:style-name="T1"> Como já mencionamos várias vezes, quando as coisas vão bem para o crente, ele está em grande perigo, pois torna-se descuidado. Você está lembrado do ímpio Acabe! Que loucura fazer amizade com ele.</text:span></text:p>
        <text:p text:style-name="P1"/>
        <text:p text:style-name="P1"><text:a xlink:type="simple" xlink:href="http://bibliaonline.com.br/acf/2cr/18/2-3" text:style-name="Internet_20_link" text:visited-style-name="Visited_20_Internet_20_Link"><text:span text:style-name="T1">2 Cr 18:2-3</text:span></text:a><text:span text:style-name="T1"> Jeosafá se esqueceu do que disse seu bisavô Salomão - (</text:span><text:a xlink:type="simple" xlink:href="http://bibliaonline.com.br/acf/pv/1/10" text:style-name="Internet_20_link" text:visited-style-name="Visited_20_Internet_20_Link"><text:span text:style-name="T1">Pv 1:10</text:span></text:a><text:span text:style-name="T1">).</text:span></text:p>
        <text:p text:style-name="P1"/>
        <text:p text:style-name="P1"><text:a xlink:type="simple" xlink:href="http://bibliaonline.com.br/acf/2cr/18/4" text:style-name="Internet_20_link" text:visited-style-name="Visited_20_Internet_20_Link"><text:span text:style-name="T1">2 Cr 18:4</text:span></text:a><text:span text:style-name="T1"> Uma sugestão louca para ser feita a um homem que havia matado os profetas do Senhor.</text:span></text:p>
        <text:p text:style-name="P1"/>
        <text:p text:style-name="P1"><text:a xlink:type="simple" xlink:href="http://bibliaonline.com.br/acf/2cr/18/5" text:style-name="Internet_20_link" text:visited-style-name="Visited_20_Internet_20_Link"><text:span text:style-name="T1">2 Cr 18:5</text:span></text:a><text:span text:style-name="T1"> Estes eram homens que adoravam ídolos!</text:span></text:p>
        <text:p text:style-name="P1"/>
        <text:p text:style-name="P1"><text:a xlink:type="simple" xlink:href="http://bibliaonline.com.br/acf/2cr/18/8-27" text:style-name="Internet_20_link" text:visited-style-name="Visited_20_Internet_20_Link"><text:span text:style-name="T1">2 Cr 18:8-27</text:span></text:a><text:span text:style-name="T1"> O horrível tratamento dado a este homem fiel.</text:span></text:p>
        <text:p text:style-name="P1"/>
        <text:p text:style-name="P1"><text:a xlink:type="simple" xlink:href="http://bibliaonline.com.br/acf/2cr/18/27" text:style-name="Internet_20_link" text:visited-style-name="Visited_20_Internet_20_Link"><text:span text:style-name="T1">2 Cr 18:27</text:span></text:a><text:span text:style-name="T1"> Ele diz ao rei algo assim... "Se viver para ver o que você diz que irá acontecer, então a Palavra de Deus que falei não é verdade"!</text:span></text:p>
        <text:p text:style-name="P1"/>
        <text:p text:style-name="P1"><text:a xlink:type="simple" xlink:href="http://bibliaonline.com.br/acf/2cr/18/28-34" text:style-name="Internet_20_link" text:visited-style-name="Visited_20_Internet_20_Link"><text:span text:style-name="T1">2 Cr 18:28-34</text:span></text:a><text:span text:style-name="T1"> De quem foi a palavra que se cumpriu?</text:span></text:p>
        <text:p text:style-name="P1"/>
        <text:h text:style-name="P9" text:outline-level="2"><text:bookmark-start text:name="__RefHeading___Toc997_1052241590"/>#767<text:bookmark-end text:name="__RefHeading___Toc997_1052241590"/></text:h>
        <text:p text:style-name="P1"/>
        <text:p text:style-name="P2">A única liberdade que Deus dá a Seus filhos é para fazer o que Ele gosta - o que não é nada menos que a expressão de Seu coração de amor.</text:p>
        <text:p text:style-name="P1"/>
        <text:h text:style-name="P6" text:outline-level="2"><text:bookmark-start text:name="__RefHeading___Toc999_1052241590"/><text:a xlink:type="simple" xlink:href="http://bibliaonline.com.br/acf/2cr/19" text:style-name="Internet_20_link" text:visited-style-name="Visited_20_Internet_20_Link"><text:span text:style-name="T1">2 CRÔNICAS 19</text:span></text:a><text:bookmark-end text:name="__RefHeading___Toc999_1052241590"/></text:h>
        <text:p text:style-name="P1"/>
        <text:p text:style-name="P2">O Senhor teve misericórdia de Jeosafá e salvou sua vida, mesmo depois de sua loucura <text:soft-page-break/>em se unir com o ímpio rei Acabe.</text:p>
        <text:p text:style-name="P1"/>
        <text:p text:style-name="P1"><text:a xlink:type="simple" xlink:href="http://bibliaonline.com.br/acf/2cr/19/2" text:style-name="Internet_20_link" text:visited-style-name="Visited_20_Internet_20_Link"><text:span text:style-name="T1">2 Cr 19:2</text:span></text:a><text:span text:style-name="T1"> Aqui está a pergunta que cada leitor pode fazer a si mesmo. Somos culpados? É algo fácil de se fazer. Quão mais felizes somos quando fazemos amizade com aqueles que amam o Senhor. Leia Salmo </text:span><text:a xlink:type="simple" xlink:href="http://bibliaonline.com.br/acf/sl/139/21" text:style-name="Internet_20_link" text:visited-style-name="Visited_20_Internet_20_Link"><text:span text:style-name="T1">139:21</text:span></text:a><text:span text:style-name="T1"> para comparar.</text:span></text:p>
        <text:p text:style-name="P1"/>
        <text:p text:style-name="P1"><text:a xlink:type="simple" xlink:href="http://bibliaonline.com.br/acf/2cr/19/3" text:style-name="Internet_20_link" text:visited-style-name="Visited_20_Internet_20_Link"><text:span text:style-name="T1">2 Cr 19:3</text:span></text:a><text:span text:style-name="T1"> Deus sempre nos dá o máximo de crédito que pode, todavia não deixa nada passar desapercebido. Deus repara que o rei Jeosafá destruiu alguns dos ídolos.</text:span></text:p>
        <text:p text:style-name="P1"/>
        <text:p text:style-name="P1"><text:a xlink:type="simple" xlink:href="http://bibliaonline.com.br/acf/2cr/19/4" text:style-name="Internet_20_link" text:visited-style-name="Visited_20_Internet_20_Link"><text:span text:style-name="T1">2 Cr 19:4</text:span></text:a><text:span text:style-name="T1"> Ele foi em pessoa por todo o seu país para tentar levar o povo de volta ao Senhor. É isto que fazemos? Ou perdemos nosso precioso tempo falando de coisas sem importância?</text:span></text:p>
        <text:p text:style-name="P1"/>
        <text:p text:style-name="P1"><text:a xlink:type="simple" xlink:href="http://bibliaonline.com.br/acf/2cr/19/5-19" text:style-name="Internet_20_link" text:visited-style-name="Visited_20_Internet_20_Link"><text:span text:style-name="T1">2 Cr 19:5-19</text:span></text:a><text:span text:style-name="T1"> Ele estabelece cuidadosamente homens que cuidassem de todas as questões concernentes a Deus, e ao reino.</text:span></text:p>
        <text:p text:style-name="P1"/>
        <text:p text:style-name="P1"><text:a xlink:type="simple" xlink:href="http://bibliaonline.com.br/acf/2cr/19/9" text:style-name="Internet_20_link" text:visited-style-name="Visited_20_Internet_20_Link"><text:span text:style-name="T1">2 Cr 19:9</text:span></text:a><text:span text:style-name="T1"> Não seriam os juizes inteligentes que tomariam as melhores decisões, mas aqueles que viviam uma vida fiel ao Senhor e tinham um coração puro.</text:span></text:p>
        <text:p text:style-name="P1"/>
        <text:p text:style-name="P1"><text:a xlink:type="simple" xlink:href="http://bibliaonline.com.br/acf/2cr/19/11" text:style-name="Internet_20_link" text:visited-style-name="Visited_20_Internet_20_Link"><text:span text:style-name="T1">2 Cr 19:11</text:span></text:a><text:span text:style-name="T1"> Última sentença. Você pode confiar no Senhor para que o instrua se for obediente a Sua Palavra.</text:span></text:p>
        <text:p text:style-name="P1"/>
        <text:h text:style-name="P9" text:outline-level="2"><text:bookmark-start text:name="__RefHeading___Toc1001_1052241590"/>#768<text:bookmark-end text:name="__RefHeading___Toc1001_1052241590"/></text:h>
        <text:p text:style-name="P1"/>
        <text:p text:style-name="P2">A verdade de Deus não é algo apenas para se conhecer, mas para se viver.</text:p>
        <text:p text:style-name="P1"/>
        <text:h text:style-name="P6" text:outline-level="2"><text:bookmark-start text:name="__RefHeading___Toc1003_1052241590"/><text:a xlink:type="simple" xlink:href="http://bibliaonline.com.br/acf/2cr/20/1-17" text:style-name="Internet_20_link" text:visited-style-name="Visited_20_Internet_20_Link"><text:span text:style-name="T1">2 CRÔNICAS 20, Vers. 1-17</text:span></text:a><text:bookmark-end text:name="__RefHeading___Toc1003_1052241590"/></text:h>
        <text:p text:style-name="P1"/>
        <text:p text:style-name="P2">Quando alguém toma uma posição pelo Senhor e decide segui-Lo, o Senhor permite que aquela pessoa seja provada de verdade.</text:p>
        <text:p text:style-name="P1"/>
        <text:p text:style-name="P1"><text:a xlink:type="simple" xlink:href="http://bibliaonline.com.br/acf/2cr/20/1" text:style-name="Internet_20_link" text:visited-style-name="Visited_20_Internet_20_Link"><text:span text:style-name="T1">2 Cr 20:1</text:span></text:a><text:span text:style-name="T1"> Estes inimigos em particular não estavam incomodando o reino de Judá até então. Quem é que estava por detrás disso? O Senhor. Ele iria ver quão sincero era toda </text:span><text:soft-page-break/><text:span text:style-name="T1">essa obra (do capítulo de ontem). Hebreus </text:span><text:a xlink:type="simple" xlink:href="http://bibliaonline.com.br/acf/hb/12/5-11" text:style-name="Internet_20_link" text:visited-style-name="Visited_20_Internet_20_Link"><text:span text:style-name="T1">12:5-11</text:span></text:a><text:span text:style-name="T1">.</text:span></text:p>
        <text:p text:style-name="P1"/>
        <text:p text:style-name="P1"><text:a xlink:type="simple" xlink:href="http://bibliaonline.com.br/acf/2cr/20/2" text:style-name="Internet_20_link" text:visited-style-name="Visited_20_Internet_20_Link"><text:span text:style-name="T1">2 Cr 20:2</text:span></text:a><text:span text:style-name="T1"> É fornecido ao rei um registro detalhado do poder do inimigo. A quem irá ele se voltar? A quem nos voltamos quando os problemas aparecem de repente?</text:span></text:p>
        <text:p text:style-name="P1"/>
        <text:p text:style-name="P1"><text:a xlink:type="simple" xlink:href="http://bibliaonline.com.br/acf/2cr/20/3-12" text:style-name="Internet_20_link" text:visited-style-name="Visited_20_Internet_20_Link"><text:span text:style-name="T1">2 Cr 20:3-12</text:span></text:a><text:span text:style-name="T1"> Alguns podem dizer - Não perca seu precioso tempo assim. Vamos preparar o exército. Repare o quão preocupado ele está em sua oração. Ele lembra-se da oração de Salomão - 1 Reis 8?33-34.</text:span></text:p>
        <text:p text:style-name="P1"/>
        <text:p text:style-name="P1"><text:a xlink:type="simple" xlink:href="http://bibliaonline.com.br/acf/2cr/20/12" text:style-name="Internet_20_link" text:visited-style-name="Visited_20_Internet_20_Link"><text:span text:style-name="T1">2 Cr 20:12</text:span></text:a><text:span text:style-name="T1"> Leia este versículos várias vezes. Lembre-se de onde ele se encontra nas escrituras. Mencione-o ao Senhor em suas orações!</text:span></text:p>
        <text:p text:style-name="P1"/>
        <text:p text:style-name="P1"><text:a xlink:type="simple" xlink:href="http://bibliaonline.com.br/acf/2cr/20/13" text:style-name="Internet_20_link" text:visited-style-name="Visited_20_Internet_20_Link"><text:span text:style-name="T1">2 Cr 20:13</text:span></text:a><text:span text:style-name="T1"> As criancinhas estavam ali orando também.</text:span></text:p>
        <text:p text:style-name="P1"/>
        <text:p text:style-name="P1"><text:a xlink:type="simple" xlink:href="http://bibliaonline.com.br/acf/2cr/20/15" text:style-name="Internet_20_link" text:visited-style-name="Visited_20_Internet_20_Link"><text:span text:style-name="T1">2 Cr 20:15</text:span></text:a><text:span text:style-name="T1"> Aqui está a resposta de Deus para uma oração assim. Possamos nós todos experimentar isto em nossa vida!</text:span></text:p>
        <text:p text:style-name="P1"/>
        <text:p text:style-name="P1"><text:a xlink:type="simple" xlink:href="http://bibliaonline.com.br/acf/2cr/20/16-17" text:style-name="Internet_20_link" text:visited-style-name="Visited_20_Internet_20_Link"><text:span text:style-name="T1">2 Cr 20:16-17</text:span></text:a><text:span text:style-name="T1"> Quem poderia ter medo de ir em frente com uma promessa de Deus como esta?</text:span></text:p>
        <text:p text:style-name="P1"/>
        <text:h text:style-name="P9" text:outline-level="2"><text:bookmark-start text:name="__RefHeading___Toc1005_1052241590"/>#769 <text:bookmark-end text:name="__RefHeading___Toc1005_1052241590"/></text:h>
        <text:p text:style-name="P1"/>
        <text:p text:style-name="P2">Aquele que faz desviar o seu próximo coloca-se sob um castigo mais severo que o daquele que desviou-se.</text:p>
        <text:p text:style-name="P1"/>
        <text:h text:style-name="P6" text:outline-level="2"><text:bookmark-start text:name="__RefHeading___Toc1007_1052241590"/><text:a xlink:type="simple" xlink:href="http://bibliaonline.com.br/acf/2cr/20/18-37" text:style-name="Internet_20_link" text:visited-style-name="Visited_20_Internet_20_Link"><text:span text:style-name="T1">2 CRÔNICAS 20, Vers. 18-37</text:span></text:a><text:bookmark-end text:name="__RefHeading___Toc1007_1052241590"/></text:h>
        <text:p text:style-name="P1"/>
        <text:p text:style-name="P1"><text:a xlink:type="simple" xlink:href="http://bibliaonline.com.br/acf/2cr/20/18" text:style-name="Internet_20_link" text:visited-style-name="Visited_20_Internet_20_Link"><text:span text:style-name="T1">2 Cr 20:18</text:span></text:a><text:span text:style-name="T1"> Eles não deram pulos e gritos de alegria - eles adoraram o Senhor. Conte quantas vezes "o Senhor" é mencionado na leitura de hoje! Ele era a fonte e o objetivo! Será este o resultado em sua vida se você seguir os princípios deste capítulo.</text:span></text:p>
        <text:p text:style-name="P1"/>
        <text:p text:style-name="P1"><text:a xlink:type="simple" xlink:href="http://bibliaonline.com.br/acf/2cr/20/20-21" text:style-name="Internet_20_link" text:visited-style-name="Visited_20_Internet_20_Link"><text:span text:style-name="T1">2 Cr 20:20-21</text:span></text:a><text:span text:style-name="T1"> Que estranha visão! Que confiança eles tinham no Senhor! Soldados seguindo os sacerdotes à batalha! Sacerdotes que estavam louvando a formosura da </text:span><text:soft-page-break/><text:span text:style-name="T1">santidade! Era este o segredo de sua força e de sua vitória.</text:span></text:p>
        <text:p text:style-name="P1"/>
        <text:p text:style-name="P1"><text:a xlink:type="simple" xlink:href="http://bibliaonline.com.br/acf/2cr/20/25" text:style-name="Internet_20_link" text:visited-style-name="Visited_20_Internet_20_Link"><text:span text:style-name="T1">2 Cr 20:25</text:span></text:a><text:span text:style-name="T1"> Eles eram mais que vencedores - Romanos </text:span><text:a xlink:type="simple" xlink:href="http://bibliaonline.com.br/acf/rm/8/37" text:style-name="Internet_20_link" text:visited-style-name="Visited_20_Internet_20_Link"><text:span text:style-name="T1">8:37</text:span></text:a><text:span text:style-name="T1">.</text:span></text:p>
        <text:p text:style-name="P1"/>
        <text:p text:style-name="P1"><text:a xlink:type="simple" xlink:href="http://bibliaonline.com.br/acf/2cr/20/26" text:style-name="Internet_20_link" text:visited-style-name="Visited_20_Internet_20_Link"><text:span text:style-name="T1">2 Cr 20:26</text:span></text:a><text:span text:style-name="T1"> O vale de Beraca era o vale da bênção. Possamos todos nós chegar até ele da maneira de Deus.</text:span></text:p>
        <text:p text:style-name="P1"/>
        <text:p text:style-name="P1"><text:a xlink:type="simple" xlink:href="http://bibliaonline.com.br/acf/2cr/20/27-30" text:style-name="Internet_20_link" text:visited-style-name="Visited_20_Internet_20_Link"><text:span text:style-name="T1">2 Cr 20:27-30</text:span></text:a><text:span text:style-name="T1"> Sejamos assim. Sem nos esquecermos rapidamente do Senhor após Ele ter nos auxiliado tão graciosamente.</text:span></text:p>
        <text:p text:style-name="P1"/>
        <text:p text:style-name="P1"><text:a xlink:type="simple" xlink:href="http://bibliaonline.com.br/acf/2cr/20/31" text:style-name="Internet_20_link" text:visited-style-name="Visited_20_Internet_20_Link"><text:span text:style-name="T1">2 Cr 20:31</text:span></text:a><text:span text:style-name="T1"> Sua mão recebe uma menção especial. Deus deve ter visto a influência da mãe no filho. Mães! Vocês estão implantando o temor do Senhor no coração de seus filhos? Não existe nada mais importante. Muitos anos depois o fruto foi visto.</text:span></text:p>
        <text:p text:style-name="P1"/>
        <text:p text:style-name="P1"><text:a xlink:type="simple" xlink:href="http://bibliaonline.com.br/acf/2cr/20/35-37" text:style-name="Internet_20_link" text:visited-style-name="Visited_20_Internet_20_Link"><text:span text:style-name="T1">2 Cr 20:35-37</text:span></text:a><text:span text:style-name="T1"> Um tolo engano. Ele parte para um negócio em sociedade com um amigo infiel a Deus. E o resultado é o fracasso! Como demoramos para aprender as lições de Deus! Será que aprendemos a história de Josafá?</text:span></text:p>
        <text:p text:style-name="P1"/>
        <text:h text:style-name="P9" text:outline-level="2"><text:bookmark-start text:name="__RefHeading___Toc1009_1052241590"/>#770<text:bookmark-end text:name="__RefHeading___Toc1009_1052241590"/></text:h>
        <text:p text:style-name="P1"/>
        <text:p text:style-name="P2">A tendência é perdermos nossa dependência quando estamos desfrutando os resultados da mesma dependência.</text:p>
        <text:p text:style-name="P1"/>
        <text:h text:style-name="P6" text:outline-level="2"><text:bookmark-start text:name="__RefHeading___Toc1011_1052241590"/><text:a xlink:type="simple" xlink:href="http://bibliaonline.com.br/acf/2cr/21" text:style-name="Internet_20_link" text:visited-style-name="Visited_20_Internet_20_Link"><text:span text:style-name="T1">2 CRÔNICAS 21</text:span></text:a><text:bookmark-end text:name="__RefHeading___Toc1011_1052241590"/></text:h>
        <text:p text:style-name="P1"/>
        <text:p text:style-name="P2">Você deve se lembrar do ímpio rei Acabe, rei de Israel. O rei Josafá (rei de Judá) havia feito uma aliança com ele, e agora o filho de Josafá, Jeorão, se casa com a filha de Acabe! Nossa vida tem influência em nossos filhos.</text:p>
        <text:p text:style-name="P1"/>
        <text:p text:style-name="P1"><text:a xlink:type="simple" xlink:href="http://bibliaonline.com.br/acf/2cr/21/6" text:style-name="Internet_20_link" text:visited-style-name="Visited_20_Internet_20_Link"><text:span text:style-name="T1">2 Cr 21:6</text:span></text:a><text:span text:style-name="T1"> A resposta. E a razão disso é deixada clara.</text:span></text:p>
        <text:p text:style-name="P1"/>
        <text:p text:style-name="P1"><text:a xlink:type="simple" xlink:href="http://bibliaonline.com.br/acf/2cr/21/8-10" text:style-name="Internet_20_link" text:visited-style-name="Visited_20_Internet_20_Link"><text:span text:style-name="T1">2 Cr 21:8-10</text:span></text:a><text:span text:style-name="T1"> Nenhuma palavra sobre pedir ajuda ao Senhor, como seu pai havia feito </text:span><text:a xlink:type="simple" xlink:href="http://bibliaonline.com.br/acf/2cr/20/12" text:style-name="Internet_20_link" text:visited-style-name="Visited_20_Internet_20_Link"><text:span text:style-name="T1">20:12</text:span></text:a><text:span text:style-name="T1">.</text:span></text:p>
        <text:p text:style-name="P1"><text:soft-page-break/></text:p>
        <text:p text:style-name="P1"><text:a xlink:type="simple" xlink:href="http://bibliaonline.com.br/acf/2cr/21/11" text:style-name="Internet_20_link" text:visited-style-name="Visited_20_Internet_20_Link"><text:span text:style-name="T1">2 Cr 21:11</text:span></text:a><text:span text:style-name="T1"> Os falsos deuses e a imoralidade andam juntas.</text:span></text:p>
        <text:p text:style-name="P1"/>
        <text:p text:style-name="P1"><text:a xlink:type="simple" xlink:href="http://bibliaonline.com.br/acf/2cr/2/12-15" text:style-name="Internet_20_link" text:visited-style-name="Visited_20_Internet_20_Link"><text:span text:style-name="T1">2 Cr 2:12-15</text:span></text:a><text:span text:style-name="T1"> Um fiel servo de Deus, Elias, havia escrito uma mensagem de Deus para o rei, falando-lhe de seu terrível futuro. Porventura isso iria fazer parar sua impiedade?</text:span></text:p>
        <text:p text:style-name="P1"/>
        <text:p text:style-name="P1"><text:a xlink:type="simple" xlink:href="http://bibliaonline.com.br/acf/2cr/21/16-20" text:style-name="Internet_20_link" text:visited-style-name="Visited_20_Internet_20_Link"><text:span text:style-name="T1">2 Cr 21:16-20</text:span></text:a><text:span text:style-name="T1"> Que contraste vemos aqui também, comparado com a grande coleta que seu pai fez dos tesouros do inimigo. O inimigo despoja Judá de seus tesouros; mas todos, com exceção de uma pessoa da família real, foram levados cativos. O Senhor preservou a linhagem real (</text:span><text:a xlink:type="simple" xlink:href="http://bibliaonline.com.br/acf/mt/1/8" text:style-name="Internet_20_link" text:visited-style-name="Visited_20_Internet_20_Link"><text:span text:style-name="T1">Mt 1:8</text:span></text:a><text:span text:style-name="T1">).</text:span></text:p>
        <text:p text:style-name="P1"/>
        <text:p text:style-name="P1"><text:a xlink:type="simple" xlink:href="http://bibliaonline.com.br/acf/2cr/21/20" text:style-name="Internet_20_link" text:visited-style-name="Visited_20_Internet_20_Link"><text:span text:style-name="T1">2 Cr 21:20</text:span></text:a><text:span text:style-name="T1"> Ele partiu desta vida sem arrepender-se! Por causa dos pecados que ele próprio cometeu e dos pecados que forçou o povo a cometer - </text:span><text:a xlink:type="simple" xlink:href="http://bibliaonline.com.br/acf/2cr/21/11" text:style-name="Internet_20_link" text:visited-style-name="Visited_20_Internet_20_Link"><text:span text:style-name="T1">vers. 11</text:span></text:a><text:span text:style-name="T1">.</text:span></text:p>
        <text:p text:style-name="P1"/>
        <text:h text:style-name="P9" text:outline-level="2"><text:bookmark-start text:name="__RefHeading___Toc1013_1052241590"/>#771<text:bookmark-end text:name="__RefHeading___Toc1013_1052241590"/></text:h>
        <text:p text:style-name="P1"/>
        <text:p text:style-name="P2">Ao longo dos anos deveríamos aprender a ouvir mais e julgar menos.</text:p>
        <text:p text:style-name="P1"/>
        <text:h text:style-name="P6" text:outline-level="2"><text:bookmark-start text:name="__RefHeading___Toc1015_1052241590"/><text:a xlink:type="simple" xlink:href="http://bibliaonline.com.br/acf/2cr/22" text:style-name="Internet_20_link" text:visited-style-name="Visited_20_Internet_20_Link"><text:span text:style-name="T1">2 CRÔNICAS 22</text:span></text:a><text:bookmark-end text:name="__RefHeading___Toc1015_1052241590"/></text:h>
        <text:p text:style-name="P1"/>
        <text:p text:style-name="P1"><text:a xlink:type="simple" xlink:href="http://bibliaonline.com.br/acf/2cr/22/1-9" text:style-name="Internet_20_link" text:visited-style-name="Visited_20_Internet_20_Link"><text:span text:style-name="T1">2 Cr 22:1-9</text:span></text:a><text:span text:style-name="T1"> Acazias é o neto do rei Josafá que havia feito uma aliança com o ímpio rei Acabe (de Israel). Repare como esta ligação continuou trazendo problemas aos reis de Judá.</text:span></text:p>
        <text:p text:style-name="P1"/>
        <text:p text:style-name="P1"><text:a xlink:type="simple" xlink:href="http://bibliaonline.com.br/acf/2cr/22/2" text:style-name="Internet_20_link" text:visited-style-name="Visited_20_Internet_20_Link"><text:span text:style-name="T1">2 Cr 22:2</text:span></text:a><text:span text:style-name="T1"> Diz "filha" de Onri, mas no Hebreu às vezes "filha" é usado quando se trata da neta, como acontece aqui - veja </text:span><text:a xlink:type="simple" xlink:href="http://bibliaonline.com.br/acf/2cr/21/6" text:style-name="Internet_20_link" text:visited-style-name="Visited_20_Internet_20_Link"><text:span text:style-name="T1">21:6</text:span></text:a><text:span text:style-name="T1">.</text:span></text:p>
        <text:p text:style-name="P1"/>
        <text:p text:style-name="P1"><text:a xlink:type="simple" xlink:href="http://bibliaonline.com.br/acf/2cr/22/10" text:style-name="Internet_20_link" text:visited-style-name="Visited_20_Internet_20_Link"><text:span text:style-name="T1">2 Cr 22:10</text:span></text:a><text:span text:style-name="T1"> Quando esta ímpia filha de Acabe vê que seu filho foi assassinado, vai e mata todos os filhos dele para garantir que ela ficaria no completo domínio.</text:span></text:p>
        <text:p text:style-name="P1"/>
        <text:p text:style-name="P1"><text:a xlink:type="simple" xlink:href="http://bibliaonline.com.br/acf/2cr/22/11" text:style-name="Internet_20_link" text:visited-style-name="Visited_20_Internet_20_Link"><text:span text:style-name="T1">2 Cr 22:11</text:span></text:a><text:span text:style-name="T1"> Todavia, a irmã do rei esconde de Atalia o menino mais novo. Desta forma a linhagem direta de Deus, desde Davi até Cristo, permanece ininterrupta! Deus, como sempre, estava no controle.</text:span></text:p>
        <text:p text:style-name="P1"><text:soft-page-break/></text:p>
        <text:h text:style-name="P9" text:outline-level="2"><text:bookmark-start text:name="__RefHeading___Toc1017_1052241590"/>#772<text:bookmark-end text:name="__RefHeading___Toc1017_1052241590"/></text:h>
        <text:p text:style-name="P1"/>
        <text:p text:style-name="P2">Deus nunca nos pedira para fazer algo que o novo homem não gostaria de fazer.</text:p>
        <text:p text:style-name="P1"/>
        <text:h text:style-name="P6" text:outline-level="2"><text:bookmark-start text:name="__RefHeading___Toc1019_1052241590"/><text:a xlink:type="simple" xlink:href="http://bibliaonline.com.br/acf/2cr/23/1-15" text:style-name="Internet_20_link" text:visited-style-name="Visited_20_Internet_20_Link"><text:span text:style-name="T1">2 CRÔNICAS 23, Vers. 1-15</text:span></text:a><text:bookmark-end text:name="__RefHeading___Toc1019_1052241590"/></text:h>
        <text:p text:style-name="P1"/>
        <text:p text:style-name="P1"><text:a xlink:type="simple" xlink:href="http://bibliaonline.com.br/acf/2cr/23/1" text:style-name="Internet_20_link" text:visited-style-name="Visited_20_Internet_20_Link"><text:span text:style-name="T1">2 Cr 23:1</text:span></text:a><text:span text:style-name="T1"> Surge um homem fiel e corajoso. E que homem! - Joiada (</text:span><text:a xlink:type="simple" xlink:href="http://bibliaonline.com.br/acf/2cr/22/11" text:style-name="Internet_20_link" text:visited-style-name="Visited_20_Internet_20_Link"><text:span text:style-name="T1">22:11</text:span></text:a><text:span text:style-name="T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span></text:p>
        <text:p text:style-name="P1"/>
        <text:p text:style-name="P1"><text:a xlink:type="simple" xlink:href="http://bibliaonline.com.br/acf/2cr/23/2-10" text:style-name="Internet_20_link" text:visited-style-name="Visited_20_Internet_20_Link"><text:span text:style-name="T1">2 Cr 23:2-10</text:span></text:a><text:span text:style-name="T1"> Joiada cuidadosamente traça os planos para proclamar o menino rei. Conte quantas vezes o nome de Davi é mencionado no capítulo. Foi por causa do rei Davi que Deus preservou sua linhagem.</text:span></text:p>
        <text:p text:style-name="P1"/>
        <text:p text:style-name="P1"><text:a xlink:type="simple" xlink:href="http://bibliaonline.com.br/acf/2cr/23/11" text:style-name="Internet_20_link" text:visited-style-name="Visited_20_Internet_20_Link"><text:span text:style-name="T1">2 Cr 23:11</text:span></text:a><text:span text:style-name="T1"> O menino de seis anos de idade é feito rei!</text:span></text:p>
        <text:p text:style-name="P1"/>
        <text:p text:style-name="P1"><text:a xlink:type="simple" xlink:href="http://bibliaonline.com.br/acf/2cr/23/12-13" text:style-name="Internet_20_link" text:visited-style-name="Visited_20_Internet_20_Link"><text:span text:style-name="T1">2 Cr 23:12-13</text:span></text:a><text:span text:style-name="T1">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span></text:p>
        <text:p text:style-name="P1"/>
        <text:p text:style-name="P1"><text:a xlink:type="simple" xlink:href="http://bibliaonline.com.br/acf/2cr/23/14-15" text:style-name="Internet_20_link" text:visited-style-name="Visited_20_Internet_20_Link"><text:span text:style-name="T1">2 Cr 23:14-15</text:span></text:a><text:span text:style-name="T1"> A ímpia mulher recebe sua recompensa!</text:span></text:p>
        <text:p text:style-name="P1"/>
        <text:h text:style-name="P9" text:outline-level="2"><text:bookmark-start text:name="__RefHeading___Toc1021_1052241590"/>#773<text:bookmark-end text:name="__RefHeading___Toc1021_1052241590"/></text:h>
        <text:p text:style-name="P1"/>
        <text:p text:style-name="P2">Uma coisa é rejeitar a verdade, outra rejeitar o amor.</text:p>
        <text:p text:style-name="P1"/>
        <text:h text:style-name="P6" text:outline-level="2"><text:bookmark-start text:name="__RefHeading___Toc1023_1052241590"/><text:a xlink:type="simple" xlink:href="http://bibliaonline.com.br/acf/2cr/23/16-21" text:style-name="Internet_20_link" text:visited-style-name="Visited_20_Internet_20_Link"><text:span text:style-name="T1">2 CRÔNICAS 23, Vers. 16-21</text:span></text:a><text:bookmark-end text:name="__RefHeading___Toc1023_1052241590"/></text:h>
        <text:p text:style-name="P1"/>
        <text:p text:style-name="P1"><text:soft-page-break/><text:a xlink:type="simple" xlink:href="http://bibliaonline.com.br/acf/2cr/23/16-21" text:style-name="Internet_20_link" text:visited-style-name="Visited_20_Internet_20_Link"><text:span text:style-name="T1">2 Cr 23:16-21</text:span></text:a><text:span text:style-name="T1"> Uma bela reviravolta nos eventos. Como é bom vermos alguém levando outros de volta ao Senhor. </text:span><text:a xlink:type="simple" xlink:href="http://bibliaonline.com.br/acf/gl/6/1" text:style-name="Internet_20_link" text:visited-style-name="Visited_20_Internet_20_Link"><text:span text:style-name="T1">Gl 6:1</text:span></text:a><text:span text:style-name="T1"> é um exemplo.</text:span></text:p>
        <text:p text:style-name="P1"/>
        <text:p text:style-name="P1"><text:a xlink:type="simple" xlink:href="http://bibliaonline.com.br/acf/2cr/23/16" text:style-name="Internet_20_link" text:visited-style-name="Visited_20_Internet_20_Link"><text:span text:style-name="T1">2 Cr 23:16</text:span></text:a><text:span text:style-name="T1"> Repare as últimas sete palavras!</text:span></text:p>
        <text:p text:style-name="P1"/>
        <text:p text:style-name="P1"><text:a xlink:type="simple" xlink:href="http://bibliaonline.com.br/acf/2cr/23/17" text:style-name="Internet_20_link" text:visited-style-name="Visited_20_Internet_20_Link"><text:span text:style-name="T1">2 Cr 23:17</text:span></text:a><text:span text:style-name="T1"> Eles sabiam por onde começar. Não podemos voltar à comunhão com o Senhor até que antes confessemos e abandonemos nossos pecados.</text:span></text:p>
        <text:p text:style-name="P1"/>
        <text:p text:style-name="P1"><text:a xlink:type="simple" xlink:href="http://bibliaonline.com.br/acf/2cr/23/19" text:style-name="Internet_20_link" text:visited-style-name="Visited_20_Internet_20_Link"><text:span text:style-name="T1">2 Cr 23:19</text:span></text:a><text:span text:style-name="T1">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span></text:p>
        <text:p text:style-name="P1"/>
        <text:p text:style-name="P1"><text:a xlink:type="simple" xlink:href="http://bibliaonline.com.br/acf/2cr/23/21" text:style-name="Internet_20_link" text:visited-style-name="Visited_20_Internet_20_Link"><text:span text:style-name="T1">2 Cr 23:21</text:span></text:a><text:span text:style-name="T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span></text:p>
        <text:p text:style-name="P1"/>
        <text:p text:style-name="P1"><text:a xlink:type="simple" xlink:href="http://bibliaonline.com.br/acf/2cr/23/16" text:style-name="Internet_20_link" text:visited-style-name="Visited_20_Internet_20_Link"><text:span text:style-name="T1">2 Cr 23:16</text:span></text:a><text:span text:style-name="T1"> Entregaram-se ao Senhor. </text:span><text:a xlink:type="simple" xlink:href="http://bibliaonline.com.br/acf/2cr/23/17" text:style-name="Internet_20_link" text:visited-style-name="Visited_20_Internet_20_Link"><text:span text:style-name="T1">Vers. 17</text:span></text:a><text:span text:style-name="T1"> Removeram todo o mal de suas vidas. </text:span><text:a xlink:type="simple" xlink:href="http://bibliaonline.com.br/acf/2cr/23/18" text:style-name="Internet_20_link" text:visited-style-name="Visited_20_Internet_20_Link"><text:span text:style-name="T1">Vers. 18</text:span></text:a><text:span text:style-name="T1"> Foram à Palavra de Deus em busca de direção. </text:span><text:a xlink:type="simple" xlink:href="http://bibliaonline.com.br/acf/2cr/23/19" text:style-name="Internet_20_link" text:visited-style-name="Visited_20_Internet_20_Link"><text:span text:style-name="T1">Vers. 19</text:span></text:a><text:span text:style-name="T1"> Tiveram muito cuidado quanto a quem entraria na Casa de Deus. </text:span><text:a xlink:type="simple" xlink:href="http://bibliaonline.com.br/acf/2cr/23/20" text:style-name="Internet_20_link" text:visited-style-name="Visited_20_Internet_20_Link"><text:span text:style-name="T1">Vers. 20</text:span></text:a><text:span text:style-name="T1"> O rei em seu trono é visto por todos. </text:span><text:a xlink:type="simple" xlink:href="http://bibliaonline.com.br/acf/2cr/23/21" text:style-name="Internet_20_link" text:visited-style-name="Visited_20_Internet_20_Link"><text:span text:style-name="T1">Vers. 21</text:span></text:a><text:span text:style-name="T1"> Todos se regozijam. Seguiu-se a calma, após o juízo que caiu sobre os ímpios. Deveria ser este o padrão de nossa vida! Será que é?</text:span></text:p>
        <text:p text:style-name="P1"/>
        <text:h text:style-name="P9" text:outline-level="2"><text:bookmark-start text:name="__RefHeading___Toc1025_1052241590"/>#774<text:bookmark-end text:name="__RefHeading___Toc1025_1052241590"/></text:h>
        <text:p text:style-name="P1"/>
        <text:p text:style-name="P1"><text:span text:style-name="T1">O sono causa falta de discernimento e poder. (</text:span><text:a xlink:type="simple" xlink:href="http://bibliaonline.com.br/acf/rm/13/11" text:style-name="Internet_20_link" text:visited-style-name="Visited_20_Internet_20_Link"><text:span text:style-name="T1">Rm 13:11</text:span></text:a><text:span text:style-name="T1">)</text:span></text:p>
        <text:p text:style-name="P1"/>
        <text:h text:style-name="P6" text:outline-level="2"><text:bookmark-start text:name="__RefHeading___Toc1027_1052241590"/><text:soft-page-break/><text:a xlink:type="simple" xlink:href="http://bibliaonline.com.br/acf/2cr/24" text:style-name="Internet_20_link" text:visited-style-name="Visited_20_Internet_20_Link"><text:span text:style-name="T1">2 CRÔNICAS 24</text:span></text:a><text:bookmark-end text:name="__RefHeading___Toc1027_1052241590"/></text:h>
        <text:p text:style-name="P1"/>
        <text:p text:style-name="P1"><text:a xlink:type="simple" xlink:href="http://bibliaonline.com.br/acf/2cr/24/1-14" text:style-name="Internet_20_link" text:visited-style-name="Visited_20_Internet_20_Link"><text:span text:style-name="T1">2 Cr 24:1-14</text:span></text:a><text:span text:style-name="T1"> São feitos grandes reparos na casa de Deus, mas o jovem rei Joás parecia se apoiar na fé de Joiada, o sacerdote, ao invés de sua própria fé.</text:span></text:p>
        <text:p text:style-name="P1"/>
        <text:p text:style-name="P1"><text:a xlink:type="simple" xlink:href="http://bibliaonline.com.br/acf/2cr/24/15-16" text:style-name="Internet_20_link" text:visited-style-name="Visited_20_Internet_20_Link"><text:span text:style-name="T1">2 Cr 24:15-16</text:span></text:a><text:span text:style-name="T1"> Depois de uma longa vida (poucos viveram tanto tempo) Joiada, o fiel sacerdote, morre. Agora vemos o quanto de realidade havia nos outros.</text:span></text:p>
        <text:p text:style-name="P1"/>
        <text:p text:style-name="P1"><text:a xlink:type="simple" xlink:href="http://bibliaonline.com.br/acf/2cr/24/17" text:style-name="Internet_20_link" text:visited-style-name="Visited_20_Internet_20_Link"><text:span text:style-name="T1">2 Cr 24:17</text:span></text:a><text:span text:style-name="T1"> O Rei Joás volta-se para os príncipes, e não para o Senhor, em busca de orientação.</text:span></text:p>
        <text:p text:style-name="P1"/>
        <text:p text:style-name="P1"><text:a xlink:type="simple" xlink:href="http://bibliaonline.com.br/acf/2cr/24/18" text:style-name="Internet_20_link" text:visited-style-name="Visited_20_Internet_20_Link"><text:span text:style-name="T1">2 Cr 24:18</text:span></text:a><text:span text:style-name="T1"> Começa o rápido declínio!</text:span></text:p>
        <text:p text:style-name="P1"/>
        <text:p text:style-name="P1"><text:a xlink:type="simple" xlink:href="http://bibliaonline.com.br/acf/2cr/24/20-21" text:style-name="Internet_20_link" text:visited-style-name="Visited_20_Internet_20_Link"><text:span text:style-name="T1">2 Cr 24:20-21</text:span></text:a><text:span text:style-name="T1"> O fiel Joiada tinha um filho fiel. Deus, que manteve o pai vivo por 130 anos, permite que o filho seja apedrejado até a morte. (Deus nunca comete erros! Leia Ap </text:span><text:a xlink:type="simple" xlink:href="http://bibliaonline.com.br/acf/ap/2/10" text:style-name="Internet_20_link" text:visited-style-name="Visited_20_Internet_20_Link"><text:span text:style-name="T1">2:10</text:span></text:a><text:span text:style-name="T1">). Iria Zacarias receber uma coroa de vida? Sim. Fiel a Deus, pagou o preço.</text:span></text:p>
        <text:p text:style-name="P1"/>
        <text:p text:style-name="P1"/>
        <text:p text:style-name="P1"><text:a xlink:type="simple" xlink:href="http://bibliaonline.com.br/acf/2cr/24/22" text:style-name="Internet_20_link" text:visited-style-name="Visited_20_Internet_20_Link"><text:span text:style-name="T1">2 Cr 24:22</text:span></text:a><text:span text:style-name="T1"> Até onde Joás chega afastando-se do Senhor. E ainda desafia a Deus para que faça algo a respeito.</text:span></text:p>
        <text:p text:style-name="P1"/>
        <text:p text:style-name="P1"><text:a xlink:type="simple" xlink:href="http://bibliaonline.com.br/acf/2cr/24/23-25" text:style-name="Internet_20_link" text:visited-style-name="Visited_20_Internet_20_Link"><text:span text:style-name="T1">2 Cr 24:23-25</text:span></text:a><text:span text:style-name="T1"> Deus não iria deixar um desafio assim passar. Eis o resultado e o por quê.</text:span></text:p>
        <text:p text:style-name="P1"/>
        <text:p text:style-name="P1"><text:a xlink:type="simple" xlink:href="http://bibliaonline.com.br/acf/2cr/24/25-27" text:style-name="Internet_20_link" text:visited-style-name="Visited_20_Internet_20_Link"><text:span text:style-name="T1">2 Cr 24:25-27</text:span></text:a><text:span text:style-name="T1"> Seu terrível fim. Joiada, o sacerdote, foi sepultado entre reis! - </text:span><text:a xlink:type="simple" xlink:href="http://bibliaonline.com.br/acf/2cr/24/16" text:style-name="Internet_20_link" text:visited-style-name="Visited_20_Internet_20_Link"><text:span text:style-name="T1">vers. 16</text:span></text:a><text:span text:style-name="T1">. Mas o mesmo não ocorreu com este rei! O povo conhecia o real valor das duas vidas. (Quanto mais elevada a posição que assumimos diante de Deus, mais responsáveis somos e mais severo é o castigo se nos afastarmos do Senhor.)</text:span></text:p>
        <text:p text:style-name="P1"/>
        <text:h text:style-name="P9" text:outline-level="2"><text:bookmark-start text:name="__RefHeading___Toc1029_1052241590"/>#775<text:bookmark-end text:name="__RefHeading___Toc1029_1052241590"/></text:h>
        <text:p text:style-name="P1"/>
        <text:p text:style-name="P2">Você pode ser obediente e ainda assim ser tão frio quanto gelo. Mas dependência não é isso.</text:p>
        <text:p text:style-name="P1"/>
        <text:h text:style-name="P6" text:outline-level="2"><text:bookmark-start text:name="__RefHeading___Toc1031_1052241590"/><text:soft-page-break/><text:a xlink:type="simple" xlink:href="http://bibliaonline.com.br/acf/2cr/25" text:style-name="Internet_20_link" text:visited-style-name="Visited_20_Internet_20_Link"><text:span text:style-name="T1">2 CRÔNICAS 25</text:span></text:a><text:bookmark-end text:name="__RefHeading___Toc1031_1052241590"/></text:h>
        <text:p text:style-name="P1"/>
        <text:p text:style-name="P1"><text:a xlink:type="simple" xlink:href="http://bibliaonline.com.br/acf/2cr/25/1-2" text:style-name="Internet_20_link" text:visited-style-name="Visited_20_Internet_20_Link"><text:span text:style-name="T1">2 Cr 25:1-2</text:span></text:a><text:span text:style-name="T1"> Amazias, filho de Joás, é o próximo rei de Judá. (Deus vê o coração).</text:span></text:p>
        <text:p text:style-name="P1"/>
        <text:p text:style-name="P1"><text:a xlink:type="simple" xlink:href="http://bibliaonline.com.br/acf/2cr/25/3-5" text:style-name="Internet_20_link" text:visited-style-name="Visited_20_Internet_20_Link"><text:span text:style-name="T1">2 Cr 25:3-5</text:span></text:a><text:span text:style-name="T1"> Ele quer descobrir o quão forte é, e se esquece do Senhor.</text:span></text:p>
        <text:p text:style-name="P1"/>
        <text:p text:style-name="P1"><text:a xlink:type="simple" xlink:href="http://bibliaonline.com.br/acf/2cr/25/6-10" text:style-name="Internet_20_link" text:visited-style-name="Visited_20_Internet_20_Link"><text:span text:style-name="T1">2 Cr 25:6-10</text:span></text:a><text:span text:style-name="T1">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text:span><text:a xlink:type="simple" xlink:href="http://bibliaonline.com.br/acf/2cr/25/9" text:style-name="Internet_20_link" text:visited-style-name="Visited_20_Internet_20_Link"><text:span text:style-name="T1">versículo 9</text:span></text:a><text:span text:style-name="T1"> vez após outra).</text:span></text:p>
        <text:p text:style-name="P1"/>
        <text:p text:style-name="P1"><text:a xlink:type="simple" xlink:href="http://bibliaonline.com.br/acf/2cr/25/10" text:style-name="Internet_20_link" text:visited-style-name="Visited_20_Internet_20_Link"><text:span text:style-name="T1">2 Cr 25:10</text:span></text:a><text:span text:style-name="T1"> Aqueles que foram enviados de volta ficam irados. Veja também o </text:span><text:a xlink:type="simple" xlink:href="http://bibliaonline.com.br/acf/2cr/25/13" text:style-name="Internet_20_link" text:visited-style-name="Visited_20_Internet_20_Link"><text:span text:style-name="T1">versículo 13</text:span></text:a><text:span text:style-name="T1">.</text:span></text:p>
        <text:p text:style-name="P1"/>
        <text:p text:style-name="P1"><text:a xlink:type="simple" xlink:href="http://bibliaonline.com.br/acf/2cr/25/14-16" text:style-name="Internet_20_link" text:visited-style-name="Visited_20_Internet_20_Link"><text:span text:style-name="T1">2 Cr 25:14-16</text:span></text:a><text:span text:style-name="T1"> Que tolice fazer isso. Os deuses do povo que acabava de derrotar, são os que traz para casa e adora! Mas Deus envia um mensageiro com um sério aviso.</text:span></text:p>
        <text:p text:style-name="P1"/>
        <text:p text:style-name="P1"><text:a xlink:type="simple" xlink:href="http://bibliaonline.com.br/acf/2cr/25/17-28" text:style-name="Internet_20_link" text:visited-style-name="Visited_20_Internet_20_Link"><text:span text:style-name="T1">2 Cr 25:17-28</text:span></text:a><text:span text:style-name="T1"> Tudo por haver se desviado do Senhor. (Que pessoas responsáveis nós crentes somos. Pense só em quantas vezes lemos que Deus enviou profetas para avisar. Será que somos gratos quando crentes fiéis nos avisam?)</text:span></text:p>
        <text:p text:style-name="P1"/>
        <text:h text:style-name="P9" text:outline-level="2"><text:bookmark-start text:name="__RefHeading___Toc1033_1052241590"/>#776<text:bookmark-end text:name="__RefHeading___Toc1033_1052241590"/></text:h>
        <text:p text:style-name="P1"/>
        <text:p text:style-name="P2">As crianças querem aquilo que os pais gostam.</text:p>
        <text:p text:style-name="P1"/>
        <text:h text:style-name="P8" text:outline-level="2"><text:bookmark-start text:name="__RefHeading___Toc1035_1052241590"/><text:a xlink:type="simple" xlink:href="http://bibliaonline.com.br/acf/2cr/26" text:style-name="Internet_20_link" text:visited-style-name="Visited_20_Internet_20_Link"><text:span text:style-name="T1">2 CRÔNICAS 26</text:span></text:a><text:bookmark-end text:name="__RefHeading___Toc1035_1052241590"/></text:h>
        <text:p text:style-name="P1"/>
        <text:p text:style-name="P1"><text:a xlink:type="simple" xlink:href="http://bibliaonline.com.br/acf/2cr/26/1-15" text:style-name="Internet_20_link" text:visited-style-name="Visited_20_Internet_20_Link"><text:span text:style-name="T1">2 Cr 26:1-15</text:span></text:a><text:span text:style-name="T1"> Uzias também tem uma grande lição para nós. Ele se volta para o Senhor, e estes 15 versículos nos falam de como o Senhor o ajudou. Enquanto olhou para o Senhor, foi ajudado - </text:span><text:a xlink:type="simple" xlink:href="http://bibliaonline.com.br/acf/2cr/26/5" text:style-name="Internet_20_link" text:visited-style-name="Visited_20_Internet_20_Link"><text:span text:style-name="T1">vers. 5</text:span></text:a><text:span text:style-name="T1">. Poderíamos pensar que um homem que viu a ajuda que recebeu de Deus de forma tão clara jamais iria se desviar.</text:span></text:p>
        <text:p text:style-name="P1"/>
        <text:p text:style-name="P1"><text:soft-page-break/><text:a xlink:type="simple" xlink:href="http://bibliaonline.com.br/acf/2cr/26/16-23" text:style-name="Internet_20_link" text:visited-style-name="Visited_20_Internet_20_Link"><text:span text:style-name="T1">2 Cr 26:16-23</text:span></text:a><text:span text:style-name="T1">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span></text:p>
        <text:p text:style-name="P1"/>
        <text:p text:style-name="P1"><text:a xlink:type="simple" xlink:href="http://bibliaonline.com.br/acf/2cr/26/17-18" text:style-name="Internet_20_link" text:visited-style-name="Visited_20_Internet_20_Link"><text:span text:style-name="T1">2 Cr 26:17-18</text:span></text:a><text:span text:style-name="T1"> Diz que eram homens corajosos. Ser fiel a Deus é ser corajoso.</text:span></text:p>
        <text:p text:style-name="P1"/>
        <text:p text:style-name="P1"><text:a xlink:type="simple" xlink:href="http://bibliaonline.com.br/acf/2cr/26/19" text:style-name="Internet_20_link" text:visited-style-name="Visited_20_Internet_20_Link"><text:span text:style-name="T1">2 Cr 26:19</text:span></text:a><text:span text:style-name="T1"> Quando estamos do lado errado nas questões espirituais, é comum ficarmos irados. Repare que parte de seu corpo foi afetada com lepra!</text:span></text:p>
        <text:p text:style-name="P1"/>
        <text:p text:style-name="P1"><text:a xlink:type="simple" xlink:href="http://bibliaonline.com.br/acf/2cr/26/20-21" text:style-name="Internet_20_link" text:visited-style-name="Visited_20_Internet_20_Link"><text:span text:style-name="T1">2 Cr 26:20-21</text:span></text:a><text:span text:style-name="T1"> Seu terrível fim.</text:span></text:p>
        <text:p text:style-name="P1"/>
        <text:p text:style-name="P1"><text:a xlink:type="simple" xlink:href="http://bibliaonline.com.br/acf/2cr/26/23" text:style-name="Internet_20_link" text:visited-style-name="Visited_20_Internet_20_Link"><text:span text:style-name="T1">2 Cr 26:23</text:span></text:a><text:span text:style-name="T1"> Ele não foi sepultado com os outros reis, mas sozinho em um campo!</text:span></text:p>
        <text:p text:style-name="P1"/>
        <text:h text:style-name="P9" text:outline-level="2"><text:bookmark-start text:name="__RefHeading___Toc1037_1052241590"/>#777<text:bookmark-end text:name="__RefHeading___Toc1037_1052241590"/></text:h>
        <text:p text:style-name="P1"/>
        <text:p text:style-name="P2">Adquirimos entendimento espiritual na presença do Senhor. Maria de Betânia foi vista sentada aos pés de Jesus e entendeu. Sentar aos Seus pés não é perda de tempo.</text:p>
        <text:p text:style-name="P1"/>
        <text:h text:style-name="P6" text:outline-level="2"><text:bookmark-start text:name="__RefHeading___Toc1039_1052241590"/><text:a xlink:type="simple" xlink:href="http://bibliaonline.com.br/acf/2cr/27" text:style-name="Internet_20_link" text:visited-style-name="Visited_20_Internet_20_Link"><text:span text:style-name="T1">2 CRÔNICAS 27</text:span></text:a><text:bookmark-end text:name="__RefHeading___Toc1039_1052241590"/></text:h>
        <text:p text:style-name="P1"/>
        <text:p text:style-name="P1"><text:span text:style-name="T1">Ontem lemos que esse novo rei Jotão havia sido o administrador do reino de seu pai, enquanto este esteve leproso (</text:span><text:a xlink:type="simple" xlink:href="http://bibliaonline.com.br/acf/2cr/26/21" text:style-name="Internet_20_link" text:visited-style-name="Visited_20_Internet_20_Link"><text:span text:style-name="T1">26:21</text:span></text:a><text:span text:style-name="T1">), portanto viu o que o Senhor lhe fez por causa de sua desobediência ao entrar na casa do Senhor, onde só os sacerdotes tinham acesso permitido.</text:span></text:p>
        <text:p text:style-name="P1"/>
        <text:p text:style-name="P1"><text:a xlink:type="simple" xlink:href="http://bibliaonline.com.br/acf/2cr/27/2" text:style-name="Internet_20_link" text:visited-style-name="Visited_20_Internet_20_Link"><text:span text:style-name="T1">2 Cr 27:2</text:span></text:a><text:span text:style-name="T1"> Assim este versículo nos diz que ele não cometeu o mesmo erro - ele não entrou no templo. Mas o povo não havia aprendido... continuavam agindo com corrupção. (Se quiser, leia Isaías, </text:span><text:a xlink:type="simple" xlink:href="http://bibliaonline.com.br/acf/is/1" text:style-name="Internet_20_link" text:visited-style-name="Visited_20_Internet_20_Link"><text:span text:style-name="T1">capítulos 1</text:span></text:a><text:span text:style-name="T1"> e 2 para ver o estado do povo por volta desta mesma época).</text:span></text:p>
        <text:p text:style-name="P1"/>
        <text:p text:style-name="P1"><text:a xlink:type="simple" xlink:href="http://bibliaonline.com.br/acf/2cr/27/6" text:style-name="Internet_20_link" text:visited-style-name="Visited_20_Internet_20_Link"><text:span text:style-name="T1">2 Cr 27:6</text:span></text:a><text:span text:style-name="T1"> Você quer ser forte para o Senhor? Então aplique este versículo em sua vida. Por que não o fazemos? Principalmente por não crermos que o Senhor irá fazer a Sua </text:span><text:soft-page-break/><text:span text:style-name="T1">parte.</text:span></text:p>
        <text:p text:style-name="P1"/>
        <text:p text:style-name="P1"><text:a xlink:type="simple" xlink:href="http://bibliaonline.com.br/acf/2cr/27/8" text:style-name="Internet_20_link" text:visited-style-name="Visited_20_Internet_20_Link"><text:span text:style-name="T1">2 Cr 27:8</text:span></text:a><text:span text:style-name="T1"> Ele morre quando chega aos 41 anos de idade.</text:span></text:p>
        <text:p text:style-name="P1"/>
        <text:h text:style-name="P9" text:outline-level="2"><text:bookmark-start text:name="__RefHeading___Toc1041_1052241590"/>#778<text:bookmark-end text:name="__RefHeading___Toc1041_1052241590"/></text:h>
        <text:p text:style-name="P1"/>
        <text:p text:style-name="P2">A primeira geração de crentes não usou nenhum método de importância vital que não possa ser usado hoje. E nem se beneficiaram de algum poder que não esteja ao nosso alcance.</text:p>
        <text:p text:style-name="P1"/>
        <text:h text:style-name="P6" text:outline-level="2"><text:bookmark-start text:name="__RefHeading___Toc1043_1052241590"/><text:a xlink:type="simple" xlink:href="http://bibliaonline.com.br/acf/2cr/28/1-15" text:style-name="Internet_20_link" text:visited-style-name="Visited_20_Internet_20_Link"><text:span text:style-name="T1">2 CRÔNICAS 28, Vers. 1-15</text:span></text:a><text:bookmark-end text:name="__RefHeading___Toc1043_1052241590"/></text:h>
        <text:p text:style-name="P1"/>
        <text:p text:style-name="P1"><text:span text:style-name="T1">Os nomes destes reis nos são confusos, pois são vários. Acaz é o nome do rei (em Hebraico), que aparece também em Mateus </text:span><text:a xlink:type="simple" xlink:href="http://bibliaonline.com.br/acf/mt/1/9" text:style-name="Internet_20_link" text:visited-style-name="Visited_20_Internet_20_Link"><text:span text:style-name="T1">1:9</text:span></text:a><text:span text:style-name="T1">. No </text:span><text:a xlink:type="simple" xlink:href="http://bibliaonline.com.br/acf/2cr/28/1" text:style-name="Internet_20_link" text:visited-style-name="Visited_20_Internet_20_Link"><text:span text:style-name="T1">versículo 1</text:span></text:a><text:span text:style-name="T1"> lemos o que ele não fez, mas então, no </text:span><text:a xlink:type="simple" xlink:href="http://bibliaonline.com.br/acf/2cr/28/4" text:style-name="Internet_20_link" text:visited-style-name="Visited_20_Internet_20_Link"><text:span text:style-name="T1">versículo 4</text:span></text:a><text:span text:style-name="T1">, lemos de seis coisas que ele fez. Ele foi um idólatra e homicida!</text:span></text:p>
        <text:p text:style-name="P1"/>
        <text:p text:style-name="P1"><text:a xlink:type="simple" xlink:href="http://bibliaonline.com.br/acf/2cr/28/5" text:style-name="Internet_20_link" text:visited-style-name="Visited_20_Internet_20_Link"><text:span text:style-name="T1">2 Cr 28:5</text:span></text:a><text:span text:style-name="T1"> Veja a primeira palavra. Ele age primeiro, Deus age depois - embora isto tenha acontecido uns 150 anos mais tarde, parece-se um pouco com a história de Naamã em </text:span><text:a xlink:type="simple" xlink:href="http://bibliaonline.com.br/acf/2rs/5" text:style-name="Internet_20_link" text:visited-style-name="Visited_20_Internet_20_Link"><text:span text:style-name="T1">2 Reis 5</text:span></text:a><text:span text:style-name="T1">. Conte o número de inimigos que se levantam contra o rei Acaz por causa de sua maldade (2 aqui).</text:span></text:p>
        <text:p text:style-name="P1"/>
        <text:p text:style-name="P1"><text:span text:style-name="T1">2 Crônicas </text:span><text:a xlink:type="simple" xlink:href="http://bibliaonline.com.br/acf/2cr/28/6-8" text:style-name="Internet_20_link" text:visited-style-name="Visited_20_Internet_20_Link"><text:span text:style-name="T1">28:6-8</text:span></text:a><text:span text:style-name="T1"> Este é o rei de Israel. Veja o que ele fez a 120.000 de sua própria nacionalidade. (Lembre-se de que Judá e Benjamim eram então conhecidos como reino de Judá). A última sentença do versículo 6 é o que Deus, e não Peca, está dizendo. Ele não sabia o que o Senhor estava deixando que fizesse isso por causa do que Judá estava fazendo. Veja agora o número de homens que ele capturou! quase 1/3 de milhão de homens foram perdidos por Judá.</text:span></text:p>
        <text:p text:style-name="P1"/>
        <text:p text:style-name="P1"><text:a xlink:type="simple" xlink:href="http://bibliaonline.com.br/acf/2cr/28/9-15" text:style-name="Internet_20_link" text:visited-style-name="Visited_20_Internet_20_Link"><text:span text:style-name="T1">2 Cr 28:9-15</text:span></text:a><text:span text:style-name="T1"> Você deve ler isto bem devagar para ver que Deus estava controlando tudo. Embora o Senhor estivesse castigando Judá por meio de Israel, todavia Ele não gostou de ver Israel achar que eles próprios estavam isentos de pecado. Assim todos os prisioneiros são devolvidos.</text:span></text:p>
        <text:p text:style-name="P1"><text:soft-page-break/></text:p>
        <text:p text:style-name="P1"><text:a xlink:type="simple" xlink:href="http://bibliaonline.com.br/acf/2cr/28/10" text:style-name="Internet_20_link" text:visited-style-name="Visited_20_Internet_20_Link"><text:span text:style-name="T1">2 Cr 28:10</text:span></text:a><text:span text:style-name="T1"> Havia pecado também em Israel, de que Israel estava se esquecendo em sua ânsia de punir Judá. (Acaso não somos prontos para julgar os outros e nos esquecer de nossos próprios pecados?)</text:span></text:p>
        <text:p text:style-name="P1"/>
        <text:h text:style-name="P9" text:outline-level="2"><text:bookmark-start text:name="__RefHeading___Toc1045_1052241590"/>#779<text:bookmark-end text:name="__RefHeading___Toc1045_1052241590"/></text:h>
        <text:p text:style-name="P1"/>
        <text:p text:style-name="P2">A fé vem antes do conhecimento: o conhecimento não provê uma ligação com Deus, se a fé não vier antes.</text:p>
        <text:p text:style-name="P1"/>
        <text:h text:style-name="P6" text:outline-level="2"><text:bookmark-start text:name="__RefHeading___Toc1047_1052241590"/><text:a xlink:type="simple" xlink:href="http://bibliaonline.com.br/acf/2cr/28/16-27" text:style-name="Internet_20_link" text:visited-style-name="Visited_20_Internet_20_Link"><text:span text:style-name="T1">2 CRÔNICAS 28, Vers. 16-27</text:span></text:a><text:bookmark-end text:name="__RefHeading___Toc1047_1052241590"/></text:h>
        <text:p text:style-name="P1"/>
        <text:p text:style-name="P1"><text:a xlink:type="simple" xlink:href="http://bibliaonline.com.br/acf/2cr/28/16-21" text:style-name="Internet_20_link" text:visited-style-name="Visited_20_Internet_20_Link"><text:span text:style-name="T1">2 Cr 28:16-21</text:span></text:a><text:span text:style-name="T1"> Ele se volta a um rei pagão em busca de ajuda. (Como os crentes buscando alguém do mundo para ajudá-los. Ninguém pode competir com o Senhor). O </text:span><text:a xlink:type="simple" xlink:href="http://bibliaonline.com.br/acf/2cr/28/19" text:style-name="Internet_20_link" text:visited-style-name="Visited_20_Internet_20_Link"><text:span text:style-name="T1">vers. 19</text:span></text:a><text:span text:style-name="T1"> nos diz o porquê de todo o problema. Não há qualquer palavra de arrependimento, tampouco confissão de pecado. Tudo está em trevas.</text:span></text:p>
        <text:p text:style-name="P1"/>
        <text:p text:style-name="P1"><text:a xlink:type="simple" xlink:href="http://bibliaonline.com.br/acf/2cr/28/22-27" text:style-name="Internet_20_link" text:visited-style-name="Visited_20_Internet_20_Link"><text:span text:style-name="T1">2 Cr 28:22-27</text:span></text:a><text:span text:style-name="T1"> Agora ele se volta para o mal religioso. Repare nos terríveis insultos contra Deus.</text:span></text:p>
        <text:p text:style-name="P1"/>
        <text:h text:style-name="P9" text:outline-level="2"><text:bookmark-start text:name="__RefHeading___Toc1049_1052241590"/>#780<text:bookmark-end text:name="__RefHeading___Toc1049_1052241590"/></text:h>
        <text:p text:style-name="P1"/>
        <text:p text:style-name="P2">Fé é a dependência em Deus e a independência em tudo o que for humano para sustentá-la.</text:p>
        <text:p text:style-name="P1"/>
        <text:h text:style-name="P6" text:outline-level="2"><text:bookmark-start text:name="__RefHeading___Toc1051_1052241590"/><text:a xlink:type="simple" xlink:href="http://bibliaonline.com.br/acf/2cr/29/1-20" text:style-name="Internet_20_link" text:visited-style-name="Visited_20_Internet_20_Link"><text:span text:style-name="T1">2 CRÔNICAS 29, Vers. 1-20</text:span></text:a><text:bookmark-end text:name="__RefHeading___Toc1051_1052241590"/></text:h>
        <text:p text:style-name="P1"/>
        <text:p text:style-name="P2">A partir de um pai de tanta maldade, a graça de Deus levanta um filho fiel, o Rei Ezequias. Seu nome significa "força de Jeová". Existiram três grandes e fiéis reis na história de Judá - Josafá, Ezequias e Josias (veremos mais tarde).</text:p>
        <text:p text:style-name="P1"/>
        <text:p text:style-name="P1"><text:a xlink:type="simple" xlink:href="http://bibliaonline.com.br/acf/2cr/29/1-9" text:style-name="Internet_20_link" text:visited-style-name="Visited_20_Internet_20_Link"><text:span text:style-name="T1">2 Cr 29:1-9</text:span></text:a><text:span text:style-name="T1"> Este jovem rei deu o primeiro passo correto - confessou que eles haviam </text:span><text:soft-page-break/><text:span text:style-name="T1">pecado. (Quando nossa alma esfria e o Senhor fala conosco, a primeira coisa importante a fazer é confessar com exatidão os pecados que cometemos. Precisamos identificar o pecado e confessá-lo a Deus. Leia Provérbios </text:span><text:a xlink:type="simple" xlink:href="http://bibliaonline.com.br/acf/pv/28/13" text:style-name="Internet_20_link" text:visited-style-name="Visited_20_Internet_20_Link"><text:span text:style-name="T1">28:13</text:span></text:a><text:span text:style-name="T1">. Uma promessa clara do Senhor).</text:span></text:p>
        <text:p text:style-name="P1"/>
        <text:p text:style-name="P1"><text:a xlink:type="simple" xlink:href="http://bibliaonline.com.br/acf/2cr/29/10-19" text:style-name="Internet_20_link" text:visited-style-name="Visited_20_Internet_20_Link"><text:span text:style-name="T1">2 Cr 29:10-19</text:span></text:a><text:span text:style-name="T1"> A imundície que havia se juntado no templo foi a primeira a ser removida. De outra forma, como poderiam se dirigir ao Senhor? Até as portas haviam sido quebradas - </text:span><text:a xlink:type="simple" xlink:href="http://bibliaonline.com.br/acf/2cr/29/3" text:style-name="Internet_20_link" text:visited-style-name="Visited_20_Internet_20_Link"><text:span text:style-name="T1">vers. 3</text:span></text:a><text:span text:style-name="T1">.</text:span></text:p>
        <text:p text:style-name="P1"/>
        <text:p text:style-name="P2">Tudo isso pode ser uma figura do que aconteceu com a igreja de Deus desde o dia do Pentecostes. O descuido fez com que as portas se quebrassem, crentes e incrédulos passassem a ter comunhão juntos. Será que estamos dispostos a voltar ao modelo original como era nos dias dos apóstolos? E a remover a corrupção que foi deixada acumular-se ao longo dos séculos?</text:p>
        <text:p text:style-name="P1"/>
        <text:h text:style-name="P9" text:outline-level="2"><text:bookmark-start text:name="__RefHeading___Toc1053_1052241590"/>#781<text:bookmark-end text:name="__RefHeading___Toc1053_1052241590"/></text:h>
        <text:p text:style-name="P1"/>
        <text:p text:style-name="P2">Agradeço a Ele, antes de mais nada, porque sei que Ele permitiu estas circunstâncias para o meu bem. Ele está construindo meu caráter para que, em meio às crises, minha reação possa refletir meu reconhecimento de Sua presença e controle.</text:p>
        <text:p text:style-name="P1"/>
        <text:h text:style-name="P6" text:outline-level="2"><text:bookmark-start text:name="__RefHeading___Toc1055_1052241590"/><text:a xlink:type="simple" xlink:href="http://bibliaonline.com.br/acf/2cr/29/21-36" text:style-name="Internet_20_link" text:visited-style-name="Visited_20_Internet_20_Link"><text:span text:style-name="T1">2 CRÔNICAS 29, Vers. 21-36</text:span></text:a><text:bookmark-end text:name="__RefHeading___Toc1055_1052241590"/></text:h>
        <text:p text:style-name="P1"/>
        <text:p text:style-name="P1"><text:a xlink:type="simple" xlink:href="http://bibliaonline.com.br/acf/2cr/29/21" text:style-name="Internet_20_link" text:visited-style-name="Visited_20_Internet_20_Link"><text:span text:style-name="T1">2 Cr 29:21</text:span></text:a><text:span text:style-name="T1"> Embora a maior parte de Israel estivesse espalhada longe de Deus, um número pequeno se reúne no lugar onde o Senhor escolheu para colocar o Seu nome. Primeiro vem uma oferta pelo pecado. Quão adequado é isso para a restauração deles.</text:span></text:p>
        <text:p text:style-name="P1"/>
        <text:p text:style-name="P1"><text:a xlink:type="simple" xlink:href="http://bibliaonline.com.br/acf/2cr/29/24" text:style-name="Internet_20_link" text:visited-style-name="Visited_20_Internet_20_Link"><text:span text:style-name="T1">2 Cr 29:24</text:span></text:a><text:span text:style-name="T1"> Não foi apenas para aquele pequeno grupo que ofereceram o sacrifício - mas para "todo o Israel".</text:span></text:p>
        <text:p text:style-name="P1"/>
        <text:p text:style-name="P1"><text:a xlink:type="simple" xlink:href="http://bibliaonline.com.br/acf/2cr/29/25" text:style-name="Internet_20_link" text:visited-style-name="Visited_20_Internet_20_Link"><text:span text:style-name="T1">2 Cr 29:25</text:span></text:a><text:span text:style-name="T1"> Eles voltaram exatamente à ordem de coisas estabelecidas por Davi. (E é isto o que precisamos aprender hoje. Devemos olhar somente para o Senhor, para descobrir o que temos que fazer, e aonde devemos ir. Continuar com coisas que sabemos ser contrárias à Palavra de Deus é fechar os olhos para a verdade). Ezequias obedece o </text:span><text:soft-page-break/><text:span text:style-name="T1">Senhor e é abençoado. (Faremos nós o mesmo?).</text:span></text:p>
        <text:p text:style-name="P1"/>
        <text:p text:style-name="P1"><text:a xlink:type="simple" xlink:href="http://bibliaonline.com.br/acf/2cr/29/29" text:style-name="Internet_20_link" text:visited-style-name="Visited_20_Internet_20_Link"><text:span text:style-name="T1">2 Cr 29:29</text:span></text:a><text:span text:style-name="T1"> O resultado. (A verdade nos humilha se a obedecemos). O resultado é adoração a Deus.</text:span></text:p>
        <text:p text:style-name="P1"/>
        <text:p text:style-name="P1"><text:a xlink:type="simple" xlink:href="http://bibliaonline.com.br/acf/2cr/29/36" text:style-name="Internet_20_link" text:visited-style-name="Visited_20_Internet_20_Link"><text:span text:style-name="T1">2 Cr 29:36</text:span></text:a><text:span text:style-name="T1"> Havia ordem - o resultado era regozijo. (Sempre é).</text:span></text:p>
        <text:p text:style-name="P1"/>
        <text:h text:style-name="P9" text:outline-level="2"><text:bookmark-start text:name="__RefHeading___Toc1057_1052241590"/>#782<text:bookmark-end text:name="__RefHeading___Toc1057_1052241590"/></text:h>
        <text:p text:style-name="P1"/>
        <text:p text:style-name="P2">Os líderes do povo de Deus só podem se levantar de uma forma - através do sofrimento.</text:p>
        <text:p text:style-name="P1"/>
        <text:h text:style-name="P6" text:outline-level="2"><text:bookmark-start text:name="__RefHeading___Toc1059_1052241590"/><text:a xlink:type="simple" xlink:href="http://bibliaonline.com.br/acf/2cr/30" text:style-name="Internet_20_link" text:visited-style-name="Visited_20_Internet_20_Link"><text:span text:style-name="T1">2 CRÔNICAS 30</text:span></text:a><text:bookmark-end text:name="__RefHeading___Toc1059_1052241590"/></text:h>
        <text:p text:style-name="P1"/>
        <text:p text:style-name="P2">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1"/>
        <text:p text:style-name="P1"><text:a xlink:type="simple" xlink:href="http://bibliaonline.com.br/acf/2cr/30/1" text:style-name="Internet_20_link" text:visited-style-name="Visited_20_Internet_20_Link"><text:span text:style-name="T1">2 Cr 30:1</text:span></text:a><text:span text:style-name="T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span></text:p>
        <text:p text:style-name="P1"/>
        <text:p text:style-name="P2">Ezequias envia mensageiros a todo o Israel e os convida para o único centro que Deus 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1"/>
        <text:p text:style-name="P1"><text:a xlink:type="simple" xlink:href="http://bibliaonline.com.br/acf/2cr/30/2-5" text:style-name="Internet_20_link" text:visited-style-name="Visited_20_Internet_20_Link"><text:span text:style-name="T1">2 Cr 30:2-5</text:span></text:a><text:span text:style-name="T1"> É tomada a decisão de celebrar a Páscoa no segundo mês, pois eles ainda não estavam bem prontos para celebrá-la no primeiro mês, o que era correto (</text:span><text:a xlink:type="simple" xlink:href="http://bibliaonline.com.br/acf/nm/9/10-11" text:style-name="Internet_20_link" text:visited-style-name="Visited_20_Internet_20_Link"><text:span text:style-name="T1">Nm 9:10-11</text:span></text:a><text:span text:style-name="T1">).</text:span></text:p>
        <text:p text:style-name="P1"><text:soft-page-break/></text:p>
        <text:p text:style-name="P1"><text:a xlink:type="simple" xlink:href="http://bibliaonline.com.br/acf/2cr/30/6-12" text:style-name="Internet_20_link" text:visited-style-name="Visited_20_Internet_20_Link"><text:span text:style-name="T1">2 Cr 30:6-12</text:span></text:a><text:span text:style-name="T1">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text:span><text:a xlink:type="simple" xlink:href="http://bibliaonline.com.br/acf/2cr/30/11" text:style-name="Internet_20_link" text:visited-style-name="Visited_20_Internet_20_Link"><text:span text:style-name="T1">versículo 11</text:span></text:a><text:span text:style-name="T1">. Alguns obedeceram. Repare no que fizeram. (Se a verdade é obedecida, ela nos humilha).</text:span></text:p>
        <text:p text:style-name="P1"/>
        <text:p text:style-name="P1"><text:a xlink:type="simple" xlink:href="http://bibliaonline.com.br/acf/2cr/30/13" text:style-name="Internet_20_link" text:visited-style-name="Visited_20_Internet_20_Link"><text:span text:style-name="T1">2 Cr 30:13</text:span></text:a><text:span text:style-name="T1"> Todos eles se reuniram como uma só congregação.</text:span></text:p>
        <text:p text:style-name="P1"/>
        <text:p text:style-name="P1"><text:a xlink:type="simple" xlink:href="http://bibliaonline.com.br/acf/2cr/30/14-22" text:style-name="Internet_20_link" text:visited-style-name="Visited_20_Internet_20_Link"><text:span text:style-name="T1">2 Cr 30:14-22</text:span></text:a><text:span text:style-name="T1"> Repare no cuidado que eles tinham com cada detalhe.</text:span></text:p>
        <text:p text:style-name="P1"/>
        <text:p text:style-name="P1"><text:a xlink:type="simple" xlink:href="http://bibliaonline.com.br/acf/2cr/30/23" text:style-name="Internet_20_link" text:visited-style-name="Visited_20_Internet_20_Link"><text:span text:style-name="T1">2 Cr 30:23</text:span></text:a><text:span text:style-name="T1"> Eles queriam mais.</text:span></text:p>
        <text:p text:style-name="P1"/>
        <text:p text:style-name="P1"><text:a xlink:type="simple" xlink:href="http://bibliaonline.com.br/acf/2cr/30/24-27" text:style-name="Internet_20_link" text:visited-style-name="Visited_20_Internet_20_Link"><text:span text:style-name="T1">2 Cr 30:24-27</text:span></text:a><text:span text:style-name="T1"> Corações voluntários e generosos (</text:span><text:a xlink:type="simple" xlink:href="http://bibliaonline.com.br/acf/2cr/30/24" text:style-name="Internet_20_link" text:visited-style-name="Visited_20_Internet_20_Link"><text:span text:style-name="T1">vers. 24</text:span></text:a><text:span text:style-name="T1">), corações cheios de gozo (</text:span><text:a xlink:type="simple" xlink:href="http://bibliaonline.com.br/acf/2cr/30/25" text:style-name="Internet_20_link" text:visited-style-name="Visited_20_Internet_20_Link"><text:span text:style-name="T1">vers. 25</text:span></text:a><text:span text:style-name="T1">), grande alegria (</text:span><text:a xlink:type="simple" xlink:href="http://bibliaonline.com.br/acf/2cr/30/26" text:style-name="Internet_20_link" text:visited-style-name="Visited_20_Internet_20_Link"><text:span text:style-name="T1">vers. 26</text:span></text:a><text:span text:style-name="T1">), suas orações foram ouvidas no céu (</text:span><text:a xlink:type="simple" xlink:href="http://bibliaonline.com.br/acf/2cr/30/27" text:style-name="Internet_20_link" text:visited-style-name="Visited_20_Internet_20_Link"><text:span text:style-name="T1">vers. 27</text:span></text:a><text:span text:style-name="T1">).</text:span></text:p>
        <text:p text:style-name="P1"/>
        <text:h text:style-name="P9" text:outline-level="2"><text:bookmark-start text:name="__RefHeading___Toc1061_1052241590"/>#783<text:bookmark-end text:name="__RefHeading___Toc1061_1052241590"/></text:h>
        <text:p text:style-name="P1"/>
        <text:p text:style-name="P2">O que me faz seguir sempre é o conhecimento do amor de Deus que foi arraigado em mim.</text:p>
        <text:p text:style-name="P1"/>
        <text:h text:style-name="P6" text:outline-level="2"><text:bookmark-start text:name="__RefHeading___Toc1063_1052241590"/><text:a xlink:type="simple" xlink:href="http://bibliaonline.com.br/acf/2cr/31" text:style-name="Internet_20_link" text:visited-style-name="Visited_20_Internet_20_Link"><text:span text:style-name="T1">2 CRÔNICAS 31</text:span></text:a><text:bookmark-end text:name="__RefHeading___Toc1063_1052241590"/></text:h>
        <text:p text:style-name="P1"/>
        <text:p text:style-name="P1"><text:a xlink:type="simple" xlink:href="http://bibliaonline.com.br/acf/2cr/31/1" text:style-name="Internet_20_link" text:visited-style-name="Visited_20_Internet_20_Link"><text:span text:style-name="T1">2 Cr 31:1</text:span></text:a><text:span text:style-name="T1"> Aqueles que haviam obedecido e tinham voltado para Jerusalém agora entendem o que eles não haviam entendido antes, ou seja, que entre eles havia uma falsa religião. O </text:span><text:a xlink:type="simple" xlink:href="http://bibliaonline.com.br/acf/2cr/31/1" text:style-name="Internet_20_link" text:visited-style-name="Visited_20_Internet_20_Link"><text:span text:style-name="T1">vers. 1</text:span></text:a><text:span text:style-name="T1"> nos diz o que foi que fizeram (</text:span><text:a xlink:type="simple" xlink:href="http://bibliaonline.com.br/acf/2co/10/4-6" text:style-name="Internet_20_link" text:visited-style-name="Visited_20_Internet_20_Link"><text:span text:style-name="T1">2 Co 10:4-6</text:span></text:a><text:span text:style-name="T1">).</text:span></text:p>
        <text:p text:style-name="P1"/>
        <text:p text:style-name="P1"><text:a xlink:type="simple" xlink:href="http://bibliaonline.com.br/acf/2cr/31/2-4" text:style-name="Internet_20_link" text:visited-style-name="Visited_20_Internet_20_Link"><text:span text:style-name="T1">2 Cr 31:2-4</text:span></text:a><text:span text:style-name="T1"> Agora era estabelecida uma rotina permanente.</text:span></text:p>
        <text:p text:style-name="P1"/>
        <text:p text:style-name="P1"><text:a xlink:type="simple" xlink:href="http://bibliaonline.com.br/acf/2cr/31/5-7" text:style-name="Internet_20_link" text:visited-style-name="Visited_20_Internet_20_Link"><text:span text:style-name="T1">2 Cr 31:5-7</text:span></text:a><text:span text:style-name="T1"> Mais do que precisavam. (O mesmo acontece conosco quando nosso coração é atraído a ele!).</text:span></text:p>
        <text:p text:style-name="P1"/>
        <text:p text:style-name="P1"><text:soft-page-break/><text:a xlink:type="simple" xlink:href="http://bibliaonline.com.br/acf/2cr/31/11-19" text:style-name="Internet_20_link" text:visited-style-name="Visited_20_Internet_20_Link"><text:span text:style-name="T1">2 Cr 31:11-19</text:span></text:a><text:span text:style-name="T1"> É interessante e instrutivo observar que o Senhor dá os nomes dos homens fiéis. Eles compartilhavam seu gozo com Deus.</text:span></text:p>
        <text:p text:style-name="P1"/>
        <text:p text:style-name="P1"><text:a xlink:type="simple" xlink:href="http://bibliaonline.com.br/acf/2cr/31/20-21" text:style-name="Internet_20_link" text:visited-style-name="Visited_20_Internet_20_Link"><text:span text:style-name="T1">2 Cr 31:20-21</text:span></text:a><text:span text:style-name="T1"> Deus foi honrado nisso tudo. Era "bom" e "certo" e "verdadeiro" diante do Senhor. O que poderia sobrepujar isso? O resultado foi que prosperaram. (Possamos nós todos entender que também temos um caminho aberto diante de cada um de nós... uma vida de obediência à Palavra de Deus).</text:span></text:p>
        <text:p text:style-name="P1"/>
        <text:h text:style-name="P9" text:outline-level="2"><text:bookmark-start text:name="__RefHeading___Toc1065_1052241590"/>#784<text:bookmark-end text:name="__RefHeading___Toc1065_1052241590"/></text:h>
        <text:p text:style-name="P1"/>
        <text:p text:style-name="P1"><text:span text:style-name="T1">Conformar-se com o mundo é fazer o que a vontade quer. Conformar-se com Cristo é fazer o que Cristo quer. Romanos </text:span><text:a xlink:type="simple" xlink:href="http://bibliaonline.com.br/acf/rm/12/1-2" text:style-name="Internet_20_link" text:visited-style-name="Visited_20_Internet_20_Link"><text:span text:style-name="T1">12:1-2</text:span></text:a></text:p>
        <text:p text:style-name="P1"/>
        <text:h text:style-name="P6" text:outline-level="2"><text:bookmark-start text:name="__RefHeading___Toc1067_1052241590"/><text:a xlink:type="simple" xlink:href="http://bibliaonline.com.br/acf/2cr/32" text:style-name="Internet_20_link" text:visited-style-name="Visited_20_Internet_20_Link"><text:span text:style-name="T1">2 CRÔNICAS 32</text:span></text:a><text:bookmark-end text:name="__RefHeading___Toc1067_1052241590"/></text:h>
        <text:p text:style-name="P1"/>
        <text:p text:style-name="P1"><text:a xlink:type="simple" xlink:href="http://bibliaonline.com.br/acf/2cr/32/1-8" text:style-name="Internet_20_link" text:visited-style-name="Visited_20_Internet_20_Link"><text:span text:style-name="T1">2 Cr 32:1-8</text:span></text:a><text:span text:style-name="T1"> Embora houvesse grande regozijo, Deus permite uma prova! Aproxima-se um grande inimigo.</text:span></text:p>
        <text:p text:style-name="P1"/>
        <text:p text:style-name="P1"><text:a xlink:type="simple" xlink:href="http://bibliaonline.com.br/acf/2cr/32/9-19" text:style-name="Internet_20_link" text:visited-style-name="Visited_20_Internet_20_Link"><text:span text:style-name="T1">2 Cr 32:9-19</text:span></text:a><text:span text:style-name="T1"> O inimigo tenta destruir a confiança que o povo tem no Senhor. Eles até zombavam do fato (</text:span><text:a xlink:type="simple" xlink:href="http://bibliaonline.com.br/acf/2cr/32/12" text:style-name="Internet_20_link" text:visited-style-name="Visited_20_Internet_20_Link"><text:span text:style-name="T1">vers. 12</text:span></text:a><text:span text:style-name="T1">) de que Ezequias havia afirmado existir apenas UM altar. (Não é exatamente isso que Satanás sussurra nos ouvidos dos crentes, dizendo que podemos escolher onde devemos adorar o Senhor? Satanás não gosta de ver pessoas reunidas ao redor de Cristo somente. Portanto ele causa as divisões.)</text:span></text:p>
        <text:p text:style-name="P1"/>
        <text:p text:style-name="P1"><text:a xlink:type="simple" xlink:href="http://bibliaonline.com.br/acf/2cr/32/20" text:style-name="Internet_20_link" text:visited-style-name="Visited_20_Internet_20_Link"><text:span text:style-name="T1">2 Cr 32:20</text:span></text:a><text:span text:style-name="T1"> Dois homens fiéis oram.</text:span></text:p>
        <text:p text:style-name="P1"/>
        <text:p text:style-name="P1"><text:a xlink:type="simple" xlink:href="http://bibliaonline.com.br/acf/2cr/32/21" text:style-name="Internet_20_link" text:visited-style-name="Visited_20_Internet_20_Link"><text:span text:style-name="T1">2 Cr 32:21</text:span></text:a><text:span text:style-name="T1"> Deus responde.</text:span></text:p>
        <text:p text:style-name="P1"/>
        <text:p text:style-name="P1"><text:a xlink:type="simple" xlink:href="http://bibliaonline.com.br/acf/2cr/32/22" text:style-name="Internet_20_link" text:visited-style-name="Visited_20_Internet_20_Link"><text:span text:style-name="T1">2 Cr 32:22</text:span></text:a><text:span text:style-name="T1"> A Deus é dada a glória, pois Ele fez tudo sozinho. Repare nas últimas palavras!</text:span></text:p>
        <text:p text:style-name="P1"/>
        <text:p text:style-name="P1"><text:a xlink:type="simple" xlink:href="http://bibliaonline.com.br/acf/2cr/32/23" text:style-name="Internet_20_link" text:visited-style-name="Visited_20_Internet_20_Link"><text:span text:style-name="T1">2 Cr 32:23</text:span></text:a><text:span text:style-name="T1"> Os corações das pessoas foram tocados.</text:span></text:p>
        <text:p text:style-name="P1"/>
        <text:p text:style-name="P1"><text:soft-page-break/><text:a xlink:type="simple" xlink:href="http://bibliaonline.com.br/acf/2cr/32/24-25" text:style-name="Internet_20_link" text:visited-style-name="Visited_20_Internet_20_Link"><text:span text:style-name="T1">2 Cr 32:24-25</text:span></text:a><text:span text:style-name="T1"> Deus nos diz o que viu no coração do rei, por isso uma prova pessoal vem sobre ele.</text:span></text:p>
        <text:p text:style-name="P1"/>
        <text:p text:style-name="P1"><text:a xlink:type="simple" xlink:href="http://bibliaonline.com.br/acf/2cr/32/26" text:style-name="Internet_20_link" text:visited-style-name="Visited_20_Internet_20_Link"><text:span text:style-name="T1">2 Cr 32:26</text:span></text:a><text:span text:style-name="T1"> Algo belo de se ver. (Que possa ser verdade a nosso respeito também).</text:span></text:p>
        <text:p text:style-name="P1"/>
        <text:p text:style-name="P1"><text:a xlink:type="simple" xlink:href="http://bibliaonline.com.br/acf/2cr/32/27-33" text:style-name="Internet_20_link" text:visited-style-name="Visited_20_Internet_20_Link"><text:span text:style-name="T1">2 Cr 32:27-33</text:span></text:a><text:span text:style-name="T1"> Deus o provou, (e Ele nos prova também).</text:span></text:p>
        <text:p text:style-name="P1"/>
        <text:p text:style-name="P1"><text:a xlink:type="simple" xlink:href="http://bibliaonline.com.br/acf/1cr/32/33" text:style-name="Internet_20_link" text:visited-style-name="Visited_20_Internet_20_Link"><text:span text:style-name="T1">2 Cr 32:33</text:span></text:a><text:span text:style-name="T1"> Uma grande honra. Ele é sepultado no mais importante dentre os sepulcros, próximo ao rei Davi. (Que cada um de nós possa guardar no coração as lições que podemos aprender deste rei fiel).</text:span></text:p>
        <text:p text:style-name="P1"/>
        <text:h text:style-name="P9" text:outline-level="2"><text:bookmark-start text:name="__RefHeading___Toc1069_1052241590"/>#785<text:bookmark-end text:name="__RefHeading___Toc1069_1052241590"/></text:h>
        <text:p text:style-name="P1"/>
        <text:p text:style-name="P2">O segredo de uma vida matrimonial feliz: cada um sendo 100% para o outro, e juntos sendo 100% para o Senhor.</text:p>
        <text:p text:style-name="P1"/>
        <text:h text:style-name="P6" text:outline-level="2"><text:bookmark-start text:name="__RefHeading___Toc1071_1052241590"/><text:a xlink:type="simple" xlink:href="http://bibliaonline.com.br/acf/2cr/33" text:style-name="Internet_20_link" text:visited-style-name="Visited_20_Internet_20_Link"><text:span text:style-name="T1">2 CRÔNICAS 33</text:span></text:a><text:bookmark-end text:name="__RefHeading___Toc1071_1052241590"/></text:h>
        <text:p text:style-name="P1"/>
        <text:p text:style-name="P1"><text:span text:style-name="T1">Manassés nasceu durante os últimos 15 anos da vida de seu pai. Foram os anos que Deus acrescentou à vida de Ezequias quando ele orou ao Senhor - 2 Reis </text:span><text:a xlink:type="simple" xlink:href="http://bibliaonline.com.br/acf/2rs/20/1-6" text:style-name="Internet_20_link" text:visited-style-name="Visited_20_Internet_20_Link"><text:span text:style-name="T1">20:1-6</text:span></text:a><text:span text:style-name="T1">.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span></text:p>
        <text:p text:style-name="P1"/>
        <text:p text:style-name="P1"><text:a xlink:type="simple" xlink:href="http://bibliaonline.com.br/acf/2cr/33/3-9" text:style-name="Internet_20_link" text:visited-style-name="Visited_20_Internet_20_Link"><text:span text:style-name="T1">2 Cr 33:3-9</text:span></text:a><text:span text:style-name="T1"> Deus chama as obras ímpias de... males religiosos. (Trata-se hoje do pior tipo de mal, pois envolve a Cristo. Os crentes hoje não percebem isto, e acabam logo caindo nas armadilhas).</text:span></text:p>
        <text:p text:style-name="P1"/>
        <text:p text:style-name="P1"><text:a xlink:type="simple" xlink:href="http://bibliaonline.com.br/acf/2cr/33/10" text:style-name="Internet_20_link" text:visited-style-name="Visited_20_Internet_20_Link"><text:span text:style-name="T1">2 Cr 33:10</text:span></text:a><text:span text:style-name="T1"> Deus nos avisa antes de agir com juízo. Mas Manassés não escuta!</text:span></text:p>
        <text:p text:style-name="P1"/>
        <text:p text:style-name="P1"><text:a xlink:type="simple" xlink:href="http://bibliaonline.com.br/acf/2cr/33/11" text:style-name="Internet_20_link" text:visited-style-name="Visited_20_Internet_20_Link"><text:span text:style-name="T1">2 Cr 33:11</text:span></text:a><text:span text:style-name="T1"> O Senhor fez isto. (Será que vemos a mão do Senhor nas circunstâncias que vêm sobre nós?)</text:span></text:p>
        <text:p text:style-name="P1"><text:soft-page-break/></text:p>
        <text:p text:style-name="P1"><text:a xlink:type="simple" xlink:href="http://bibliaonline.com.br/acf/2cr/33/12" text:style-name="Internet_20_link" text:visited-style-name="Visited_20_Internet_20_Link"><text:span text:style-name="T1">2 Cr 33:12</text:span></text:a><text:span text:style-name="T1"> Ele fez. O mesmo que seu pai havia feito, </text:span><text:a xlink:type="simple" xlink:href="http://bibliaonline.com.br/acf/2cr/32/26" text:style-name="Internet_20_link" text:visited-style-name="Visited_20_Internet_20_Link"><text:span text:style-name="T1">32:26</text:span></text:a><text:span text:style-name="T1">.</text:span></text:p>
        <text:p text:style-name="P1"/>
        <text:p text:style-name="P1"><text:a xlink:type="simple" xlink:href="http://bibliaonline.com.br/acf/2cr/33/13" text:style-name="Internet_20_link" text:visited-style-name="Visited_20_Internet_20_Link"><text:span text:style-name="T1">2 Cr 33:13</text:span></text:a><text:span text:style-name="T1"> O Senhor fez pessoalmente o mesmo. Ele o trouxe de volta! (Enquanto persistimos em ter nossas próprias ideias, não entendemos o Senhor - Provérbios </text:span><text:a xlink:type="simple" xlink:href="http://bibliaonline.com.br/acf/pv/28/5" text:style-name="Internet_20_link" text:visited-style-name="Visited_20_Internet_20_Link"><text:span text:style-name="T1">28:5</text:span></text:a><text:span text:style-name="T1">).</text:span></text:p>
        <text:p text:style-name="P1"/>
        <text:p text:style-name="P1"><text:a xlink:type="simple" xlink:href="http://bibliaonline.com.br/acf/2cr/33/14-16" text:style-name="Internet_20_link" text:visited-style-name="Visited_20_Internet_20_Link"><text:span text:style-name="T1">2 Cr 33:14-16</text:span></text:a><text:span text:style-name="T1"> Agora ele age sinceramente. O Senhor vem primeiro. Ele não se importa com o que os outros possam pensar. Ele é grato.</text:span></text:p>
        <text:p text:style-name="P1"/>
        <text:p text:style-name="P1"><text:a xlink:type="simple" xlink:href="http://bibliaonline.com.br/acf/2cr/33/17" text:style-name="Internet_20_link" text:visited-style-name="Visited_20_Internet_20_Link"><text:span text:style-name="T1">2 Cr 33:17</text:span></text:a><text:span text:style-name="T1"> Grande parte do povo não foi levado de volta ao Senhor, mas teimosamente mantiveram suas velhas ideias, hábitos e ídolos.</text:span></text:p>
        <text:p text:style-name="P1"/>
        <text:p text:style-name="P1"><text:a xlink:type="simple" xlink:href="http://bibliaonline.com.br/acf/2cr/33/18-19" text:style-name="Internet_20_link" text:visited-style-name="Visited_20_Internet_20_Link"><text:span text:style-name="T1">2 Cr 33:18-19</text:span></text:a><text:span text:style-name="T1"> Maravilhoso sumário de sua vida.</text:span></text:p>
        <text:p text:style-name="P1"/>
        <text:p text:style-name="P1"><text:a xlink:type="simple" xlink:href="http://bibliaonline.com.br/acf/2cr/33/21-25" text:style-name="Internet_20_link" text:visited-style-name="Visited_20_Internet_20_Link"><text:span text:style-name="T1">2 Cr 33:21-25</text:span></text:a><text:span text:style-name="T1"> Breve é o registro da vida deste homem.</text:span></text:p>
        <text:p text:style-name="P1"/>
        <text:h text:style-name="P9" text:outline-level="2"><text:bookmark-start text:name="__RefHeading___Toc1073_1052241590"/>#786<text:bookmark-end text:name="__RefHeading___Toc1073_1052241590"/></text:h>
        <text:p text:style-name="P1"/>
        <text:p text:style-name="P2">Sua segurança está na obra de Cristo que foi feita por você: sua certeza, sobre a Palavra de Deus que lhe foi dada; seu gozo, em não entristecer o Espírito Santo que habita em você.</text:p>
        <text:p text:style-name="P1"/>
        <text:h text:style-name="P6" text:outline-level="2"><text:bookmark-start text:name="__RefHeading___Toc1075_1052241590"/><text:a xlink:type="simple" xlink:href="http://bibliaonline.com.br/acf/2cr/34/1-18" text:style-name="Internet_20_link" text:visited-style-name="Visited_20_Internet_20_Link"><text:span text:style-name="T1">2 CRÔNICAS 34, Vers. 1-18</text:span></text:a><text:bookmark-end text:name="__RefHeading___Toc1075_1052241590"/></text:h>
        <text:p text:style-name="P1"/>
        <text:p text:style-name="P1"><text:a xlink:type="simple" xlink:href="http://bibliaonline.com.br/acf/2cr/34/1-2" text:style-name="Internet_20_link" text:visited-style-name="Visited_20_Internet_20_Link"><text:span text:style-name="T1">2 Cr 34:1-2</text:span></text:a><text:span text:style-name="T1"> Uma nova história. Que coração terno tem Josias. Com que cuidado ele obedece a Palavra de Deus.</text:span></text:p>
        <text:p text:style-name="P1"/>
        <text:p text:style-name="P1"><text:a xlink:type="simple" xlink:href="http://bibliaonline.com.br/acf/2cr/34/3" text:style-name="Internet_20_link" text:visited-style-name="Visited_20_Internet_20_Link"><text:span text:style-name="T1">2 Cr 34:3</text:span></text:a><text:span text:style-name="T1"> Ele tem só 16 anos de idade. (Talvez alguns que lêem estas palavras tenham a mesma idade. Como é importante voltar-se para o Senhor quando somos jovens. É comum que muitos anos sejam desperdiçados. A vida de Josias pode servir de verdadeiro encorajamento para nós.)</text:span></text:p>
        <text:p text:style-name="P1"/>
        <text:p text:style-name="P1"><text:a xlink:type="simple" xlink:href="http://bibliaonline.com.br/acf/2cr/34/4-7" text:style-name="Internet_20_link" text:visited-style-name="Visited_20_Internet_20_Link"><text:span text:style-name="T1">2 Cr 34:4-7</text:span></text:a><text:span text:style-name="T1"> Quando Josias tornou-se rei, o outro reino (de Israel) havia sido levado cativo. </text:span><text:soft-page-break/><text:span text:style-name="T1">Somente o reino de Judá é deixado na terra. O próprio Josias atravessa a terra de Israel para destruir os ídolos. Então volta a Jerusalém - o centro de Deus.</text:span></text:p>
        <text:p text:style-name="P1"/>
        <text:p text:style-name="P1"><text:a xlink:type="simple" xlink:href="http://bibliaonline.com.br/acf/2cr/34/8-13" text:style-name="Internet_20_link" text:visited-style-name="Visited_20_Internet_20_Link"><text:span text:style-name="T1">2 Cr 34:8-13</text:span></text:a><text:span text:style-name="T1"> Agora ele está com 26 anos de idade. Faz-se necessário uma reforma completa da casa do Senhor.</text:span></text:p>
        <text:p text:style-name="P1"/>
        <text:p text:style-name="P1"><text:a xlink:type="simple" xlink:href="http://bibliaonline.com.br/acf/2cr/34/14-18" text:style-name="Internet_20_link" text:visited-style-name="Visited_20_Internet_20_Link"><text:span text:style-name="T1">2 Cr 34:14-18</text:span></text:a><text:span text:style-name="T1"> Deus tinha um livro escondido no templo. Era a Sua Palavra. Ela é passada de um para outro. Cada um parece compreender que trata-se de algo importante.</text:span></text:p>
        <text:p text:style-name="P1"/>
        <text:h text:style-name="P9" text:outline-level="2"><text:bookmark-start text:name="__RefHeading___Toc1077_1052241590"/>#787<text:bookmark-end text:name="__RefHeading___Toc1077_1052241590"/></text:h>
        <text:p text:style-name="P1"/>
        <text:p text:style-name="P2">A ignorância assume o ofício de juiz, e decide com a auto-confiança que lhe é natural.</text:p>
        <text:p text:style-name="P1"/>
        <text:h text:style-name="P6" text:outline-level="2"><text:bookmark-start text:name="__RefHeading___Toc1079_1052241590"/><text:a xlink:type="simple" xlink:href="http://bibliaonline.com.br/acf/2cr/34/19-33" text:style-name="Internet_20_link" text:visited-style-name="Visited_20_Internet_20_Link"><text:span text:style-name="T1">2 CRÔNICAS 34, Vers. 19-33</text:span></text:a><text:bookmark-end text:name="__RefHeading___Toc1079_1052241590"/></text:h>
        <text:p text:style-name="P1"/>
        <text:p text:style-name="P1"><text:a xlink:type="simple" xlink:href="http://bibliaonline.com.br/acf/2cr/34/19" text:style-name="Internet_20_link" text:visited-style-name="Visited_20_Internet_20_Link"><text:span text:style-name="T1">2 Cr 34:19</text:span></text:a><text:span text:style-name="T1"> Um perfeito exemplo de como a Palavra de Deus deveria afetar nossa vida. Ele imediatamente se entristece! Bom! Veja o </text:span><text:a xlink:type="simple" xlink:href="http://bibliaonline.com.br/acf/2cr/34/27" text:style-name="Internet_20_link" text:visited-style-name="Visited_20_Internet_20_Link"><text:span text:style-name="T1">versículo 27</text:span></text:a><text:span text:style-name="T1">.</text:span></text:p>
        <text:p text:style-name="P1"/>
        <text:p text:style-name="P1"><text:a xlink:type="simple" xlink:href="http://bibliaonline.com.br/acf/2cr/34/21" text:style-name="Internet_20_link" text:visited-style-name="Visited_20_Internet_20_Link"><text:span text:style-name="T1">2 Cr 34:21</text:span></text:a><text:span text:style-name="T1"> Ele entende a malignidade do pecado aos olhos de Deus. (E nós?)</text:span></text:p>
        <text:p text:style-name="P1"/>
        <text:p text:style-name="P1"><text:a xlink:type="simple" xlink:href="http://bibliaonline.com.br/acf/2cr/34/22-26" text:style-name="Internet_20_link" text:visited-style-name="Visited_20_Internet_20_Link"><text:span text:style-name="T1">2 Cr 34:22-26</text:span></text:a><text:span text:style-name="T1"> Quando o povo de Deus tornou-se descuidado, as mulheres tomaram posições de proeminência. (Repare que hoje os crentes estão se tornando mais descuidados com a Palavra de Deus e em vários lugares as mulheres são pregadoras).</text:span></text:p>
        <text:p text:style-name="P1"/>
        <text:p text:style-name="P1"><text:a xlink:type="simple" xlink:href="http://bibliaonline.com.br/acf/2cr/34/27" text:style-name="Internet_20_link" text:visited-style-name="Visited_20_Internet_20_Link"><text:span text:style-name="T1">2 Cr 34:27</text:span></text:a><text:span text:style-name="T1"> Maravilhoso versículo. Confie que Deus fará o mesmo para você.</text:span></text:p>
        <text:p text:style-name="P1"/>
        <text:p text:style-name="P1"><text:a xlink:type="simple" xlink:href="http://bibliaonline.com.br/acf/2cr/34/28" text:style-name="Internet_20_link" text:visited-style-name="Visited_20_Internet_20_Link"><text:span text:style-name="T1">2 Cr 34:28</text:span></text:a><text:span text:style-name="T1"> Josias seria poupado de ver o terrível castigo que Deus estava prestes a enviar a Judá.</text:span></text:p>
        <text:p text:style-name="P1"/>
        <text:p text:style-name="P1"><text:a xlink:type="simple" xlink:href="http://bibliaonline.com.br/acf/2cr/34/29-33" text:style-name="Internet_20_link" text:visited-style-name="Visited_20_Internet_20_Link"><text:span text:style-name="T1">2 Cr 34:29-33</text:span></text:a><text:span text:style-name="T1"> Você irá encontrar vários pensamentos maravilhosos aqui.</text:span></text:p>
        <text:p text:style-name="P1"/>
        <text:h text:style-name="P9" text:outline-level="2"><text:bookmark-start text:name="__RefHeading___Toc1081_1052241590"/>#788<text:bookmark-end text:name="__RefHeading___Toc1081_1052241590"/></text:h>
        <text:p text:style-name="P1"/>
        <text:p text:style-name="P2"><text:soft-page-break/>Nenhum exercício espiritual se torna algo automático.</text:p>
        <text:p text:style-name="P1"/>
        <text:h text:style-name="P6" text:outline-level="2"><text:bookmark-start text:name="__RefHeading___Toc1083_1052241590"/><text:a xlink:type="simple" xlink:href="http://bibliaonline.com.br/acf/2cr/35" text:style-name="Internet_20_link" text:visited-style-name="Visited_20_Internet_20_Link"><text:span text:style-name="T1">2 CRÔNICAS 35</text:span></text:a><text:bookmark-end text:name="__RefHeading___Toc1083_1052241590"/></text:h>
        <text:p text:style-name="P1"/>
        <text:p text:style-name="P1"><text:a xlink:type="simple" xlink:href="http://bibliaonline.com.br/acf/2cr/35/1-19" text:style-name="Internet_20_link" text:visited-style-name="Visited_20_Internet_20_Link"><text:span text:style-name="T1">2 Cr 35:1-19</text:span></text:a><text:span text:style-name="T1"> Antes que leia estes versículos, gostaríamos de assinalar que o que é proeminente na história de Josias é que muitas coisas foram restauradas segundo a Palavra de Deus que fora dada ao rei Davi. (Isto é de grande importância para nós também. Será que a Palavra de Deus está em primeiro lugar em sua vida? Se estiver, então considere-se uma pessoa feliz).</text:span></text:p>
        <text:p text:style-name="P1"/>
        <text:p text:style-name="P1"><text:a xlink:type="simple" xlink:href="http://bibliaonline.com.br/acf/2cr/35/3" text:style-name="Internet_20_link" text:visited-style-name="Visited_20_Internet_20_Link"><text:span text:style-name="T1">2 Cr 35:3</text:span></text:a><text:span text:style-name="T1"> Até a arca parece ter sido tirada do templo.</text:span></text:p>
        <text:p text:style-name="P1"/>
        <text:p text:style-name="P1"><text:a xlink:type="simple" xlink:href="http://bibliaonline.com.br/acf/2cr/35/20-27" text:style-name="Internet_20_link" text:visited-style-name="Visited_20_Internet_20_Link"><text:span text:style-name="T1">2 Cr 35:20-27</text:span></text:a><text:span text:style-name="T1"> Josias não consulta o Senhor sobre esta atitude; ele perde sua vida aí. O rei do Egito não o estava atacando. (Muitos crentes hoje se envolvem com coisas mundanas que não são o seu lugar, e acabam saindo perdedores também).</text:span></text:p>
        <text:p text:style-name="P1"/>
        <text:h text:style-name="P9" text:outline-level="2"><text:bookmark-start text:name="__RefHeading___Toc1085_1052241590"/>#789<text:bookmark-end text:name="__RefHeading___Toc1085_1052241590"/></text:h>
        <text:p text:style-name="P1"/>
        <text:p text:style-name="P2">Deus manifestou-Se a este mundo. Mas o homem, por amar mais as trevas do que a luz, segue o seu caminho para o inferno.</text:p>
        <text:p text:style-name="P1"/>
        <text:h text:style-name="P6" text:outline-level="2"><text:bookmark-start text:name="__RefHeading___Toc1087_1052241590"/><text:a xlink:type="simple" xlink:href="http://bibliaonline.com.br/acf/2cr/36" text:style-name="Internet_20_link" text:visited-style-name="Visited_20_Internet_20_Link"><text:span text:style-name="T1">2 CRÔNICAS 36</text:span></text:a><text:bookmark-end text:name="__RefHeading___Toc1087_1052241590"/></text:h>
        <text:p text:style-name="P1"/>
        <text:p text:style-name="P2">Por ocasião da morte de Josias, Deus não retarda mais o castigo do ímpio Judá, e aqui vemos o dilúvio de juízo tomando tudo.</text:p>
        <text:p text:style-name="P1"/>
        <text:p text:style-name="P1"><text:a xlink:type="simple" xlink:href="http://bibliaonline.com.br/acf/2cr/36/3" text:style-name="Internet_20_link" text:visited-style-name="Visited_20_Internet_20_Link"><text:span text:style-name="T1">2 Cr 36:3</text:span></text:a><text:span text:style-name="T1"> Primeiro o rei do Egito vem contra eles.</text:span></text:p>
        <text:p text:style-name="P1"/>
        <text:p text:style-name="P1"><text:a xlink:type="simple" xlink:href="http://bibliaonline.com.br/acf/2cr/36/6" text:style-name="Internet_20_link" text:visited-style-name="Visited_20_Internet_20_Link"><text:span text:style-name="T1">2 Cr 36:6</text:span></text:a><text:span text:style-name="T1"> Então vem o rei de Babilônia. No </text:span><text:a xlink:type="simple" xlink:href="http://bibliaonline.com.br/acf/2cr/36/10" text:style-name="Internet_20_link" text:visited-style-name="Visited_20_Internet_20_Link"><text:span text:style-name="T1">vers. 10</text:span></text:a><text:span text:style-name="T1"> o Templo é invadido e os utensílios santos são levados. Nos versículos </text:span><text:a xlink:type="simple" xlink:href="http://bibliaonline.com.br/acf/2cr/36/11-13" text:style-name="Internet_20_link" text:visited-style-name="Visited_20_Internet_20_Link"><text:span text:style-name="T1">11-13</text:span></text:a><text:span text:style-name="T1"> as coisas vão de mal a pior.</text:span></text:p>
        <text:p text:style-name="P1"/>
        <text:p text:style-name="P1"><text:a xlink:type="simple" xlink:href="http://bibliaonline.com.br/acf/2cr/36/14" text:style-name="Internet_20_link" text:visited-style-name="Visited_20_Internet_20_Link"><text:span text:style-name="T1">2 Cr 36:14</text:span></text:a><text:span text:style-name="T1"> Repare no "todos" (sacerdotes e povo). O que poderia ser pior?</text:span></text:p>
        <text:p text:style-name="P1"/>
        <text:p text:style-name="P1"><text:soft-page-break/><text:a xlink:type="simple" xlink:href="http://bibliaonline.com.br/acf/2cr/36/16" text:style-name="Internet_20_link" text:visited-style-name="Visited_20_Internet_20_Link"><text:span text:style-name="T1">2 Cr 36:16</text:span></text:a><text:span text:style-name="T1"> Isto é exatamente o que está acontecendo hoje. E o juízo de Deus está prestes a cair uma vez mais.</text:span></text:p>
        <text:p text:style-name="P1"/>
        <text:p text:style-name="P1"><text:a xlink:type="simple" xlink:href="http://bibliaonline.com.br/acf/2cr/36/19" text:style-name="Internet_20_link" text:visited-style-name="Visited_20_Internet_20_Link"><text:span text:style-name="T1">2 Cr 36:19</text:span></text:a><text:span text:style-name="T1"> Que destruição! O povo e os líderes não tinham qualquer cuidado para com Deus e Sua Palavra. Portanto isto é o que acontece.</text:span></text:p>
        <text:p text:style-name="P1"/>
        <text:p text:style-name="P1"><text:a xlink:type="simple" xlink:href="http://bibliaonline.com.br/acf/2cr/36/22-23" text:style-name="Internet_20_link" text:visited-style-name="Visited_20_Internet_20_Link"><text:span text:style-name="T1">2 Cr 36:22-23</text:span></text:a><text:span text:style-name="T1">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2:52.498149447</dc:date>
    <meta:creation-date>2018-06-11T22:51:04.642681485</meta:creation-date>
    <meta:generator>LibreOffice/6.0.7.3$Linux_X86_64 LibreOffice_project/00m0$Build-3</meta:generator>
    <meta:editing-duration>PT1M41S</meta:editing-duration>
    <meta:editing-cycles>1</meta:editing-cycles>
    <meta:document-statistic meta:table-count="0" meta:image-count="0" meta:object-count="0" meta:page-count="35" meta:paragraph-count="361" meta:word-count="8714" meta:character-count="47533" meta:non-whitespace-character-count="39178"/>
  </office:meta>
</office:document-meta>
</file>